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20%"/>
    </style:style>
    <style:style style:name="gr3" style:family="graphic" style:parent-style-name="standard">
      <style:graphic-properties draw:stroke="none" draw:fill="solid" draw:fill-color="#111111"/>
    </style:style>
    <style:style style:name="gr4" style:family="graphic" style:parent-style-name="standard">
      <style:graphic-properties draw:stroke="none" draw:fill="solid" draw:fill-color="#ff6347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20%"/>
    </style:style>
    <style:style style:name="P3" style:family="paragraph">
      <loext:graphic-properties draw:fill="solid" draw:fill-color="#111111"/>
    </style:style>
    <style:style style:name="P4" style:family="paragraph">
      <loext:graphic-properties draw:fill="solid" draw:fill-color="#ff6347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56.726cm" svg:height="49.141cm" svg:x="0cm" svg:y="0cm" svg:viewBox="0 0 56727 49142" draw:points="0,49142 56727,49142 56727,0 0,0">
          <text:p/>
        </draw:polygon>
        <draw:polygon draw:style-name="gr2" draw:text-style-name="P2" draw:layer="layout" svg:width="56.797cm" svg:height="49.213cm" svg:x="-0.036cm" svg:y="-0.036cm" svg:viewBox="0 0 56798 49214" draw:points="0,49214 56798,49214 56798,0 0,0">
          <text:p/>
        </draw:polygon>
        <draw:polygon draw:style-name="gr1" draw:text-style-name="P1" draw:layer="layout" svg:width="56.726cm" svg:height="49.141cm" svg:x="0cm" svg:y="0cm" svg:viewBox="0 0 56727 49142" draw:points="0,49142 56727,49142 56727,0 0,0">
          <text:p/>
        </draw:polygon>
        <draw:polygon draw:style-name="gr1" draw:text-style-name="P1" draw:layer="layout" svg:width="56.726cm" svg:height="49.141cm" svg:x="0cm" svg:y="0cm" svg:viewBox="0 0 56727 49142" draw:points="0,49142 56727,49142 56727,0 0,0">
          <text:p/>
        </draw:polygon>
        <draw:polygon draw:style-name="gr3" draw:text-style-name="P3" draw:layer="layout" svg:width="56.621cm" svg:height="5.433cm" svg:x="-0.036cm" svg:y="0.035cm" svg:viewBox="0 0 56622 5434" draw:points="0,5434 56622,5434 56622,0 0,0">
          <text:p/>
        </draw:polygon>
        <draw:polygon draw:style-name="gr1" draw:text-style-name="P1" draw:layer="layout" svg:width="56.621cm" svg:height="0.035cm" svg:x="-0.036cm" svg:y="0.035cm" svg:viewBox="0 0 56622 36" draw:points="0,36 56622,36 56622,0 0,0">
          <text:p/>
        </draw:polygon>
        <draw:polygon draw:style-name="gr1" draw:text-style-name="P1" draw:layer="layout" svg:width="56.621cm" svg:height="0.036cm" svg:x="-0.036cm" svg:y="5.432cm" svg:viewBox="0 0 56622 37" draw:points="0,37 56622,37 56622,0 0,0">
          <text:p/>
        </draw:polygon>
        <draw:polygon draw:style-name="gr1" draw:text-style-name="P1" draw:layer="layout" svg:width="0.036cm" svg:height="5.433cm" svg:x="-0.036cm" svg:y="0.035cm" svg:viewBox="0 0 37 5434" draw:points="0,5434 37,5434 37,0 0,0">
          <text:p/>
        </draw:polygon>
        <draw:polygon draw:style-name="gr1" draw:text-style-name="P1" draw:layer="layout" svg:width="0.035cm" svg:height="5.433cm" svg:x="56.55cm" svg:y="0.035cm" svg:viewBox="0 0 36 5434" draw:points="0,5434 36,5434 36,0 0,0">
          <text:p/>
        </draw:polygon>
        <draw:polygon draw:style-name="gr3" draw:text-style-name="P3" draw:layer="layout" svg:width="4.304cm" svg:height="2.505cm" svg:x="34.395cm" svg:y="1.199cm" svg:viewBox="0 0 4305 2506" draw:points="0,2506 4305,2506 4305,0 0,0">
          <text:p/>
        </draw:polygon>
        <draw:polygon draw:style-name="gr1" draw:text-style-name="P1" draw:layer="layout" svg:width="4.304cm" svg:height="0.035cm" svg:x="34.395cm" svg:y="1.199cm" svg:viewBox="0 0 4305 36" draw:points="0,36 4305,36 4305,0 0,0">
          <text:p/>
        </draw:polygon>
        <draw:polygon draw:style-name="gr1" draw:text-style-name="P1" draw:layer="layout" svg:width="4.304cm" svg:height="0.036cm" svg:x="34.395cm" svg:y="3.668cm" svg:viewBox="0 0 4305 37" draw:points="0,37 4305,37 4305,0 0,0">
          <text:p/>
        </draw:polygon>
        <draw:polygon draw:style-name="gr1" draw:text-style-name="P1" draw:layer="layout" svg:width="0.036cm" svg:height="2.505cm" svg:x="34.395cm" svg:y="1.199cm" svg:viewBox="0 0 37 2506" draw:points="0,2506 37,2506 37,0 0,0">
          <text:p/>
        </draw:polygon>
        <draw:polygon draw:style-name="gr1" draw:text-style-name="P1" draw:layer="layout" svg:width="0.035cm" svg:height="2.505cm" svg:x="38.664cm" svg:y="1.199cm" svg:viewBox="0 0 36 2506" draw:points="0,2506 36,2506 36,0 0,0">
          <text:p/>
        </draw:polygon>
        <draw:path draw:style-name="gr1" draw:text-style-name="P1" draw:layer="layout" svg:width="2.459cm" svg:height="0.527cm" svg:x="35.3cm" svg:y="2.236cm" svg:viewBox="0 0 2460 528" svg:d="M51 260c0 40 6 69 19 88 12 19 31 29 56 29 18 0 33-5 45-15 12-9 19-24 21-44l51 3c-4 29-16 52-37 69s-47 26-78 26c-42 0-74-13-96-40-22-26-32-65-32-115s10-89 32-115c23-27 54-40 95-40 31 0 56 7 76 23 20 17 33 39 38 66l-51 4c-2-16-9-30-19-39-11-10-26-15-46-15-26 0-44 9-56 27-12 17-18 46-18 88zM345 163c10-20 25-35 39-44 15-9 34-13 57-13 33 0 57 8 72 24s23 44 23 81v199h-50v-189c0-21-2-36-6-47-4-10-10-17-19-22s-21-7-37-7c-23 0-41 8-56 24s-22 38-22 66v175h-49v-410h49v107c0 11 0 22-1 35 0 12-1 19-1 21zM686 416c-30 0-52-8-67-24s-23-37-23-65c0-31 10-55 31-71 20-16 53-25 98-27l67-1v-16c0-24-5-42-15-52-11-11-27-16-49-16-23 0-39 4-49 11-10 8-16 20-18 37l-52-5c9-54 49-81 120-81 37 0 66 8 85 26 19 17 28 42 28 75v128c0 15 2 26 6 33 4 8 11 11 22 11 4 0 10 0 16-1v31c-12 3-25 4-38 4-19 0-32-5-40-15-9-9-13-24-14-45h-2c-13 23-28 39-45 49-16 9-37 14-61 14zM698 378c18 0 34-4 48-12s25-20 33-34c9-14 13-29 13-44v-25l-55 1c-23 1-40 3-52 7-13 5-22 12-28 21-7 9-10 21-10 36 0 16 4 28 13 37s21 13 38 13zM925 410v-228c0-21-1-44-2-71h47c1 35 2 55 2 62h1c8-25 17-44 28-53 10-10 25-14 43-14 7 0 13 1 20 2v47c-7-2-15-3-26-3-21 0-37 9-47 27-11 17-17 43-17 76v155zM1364 260c0 104-37 156-110 156-46 0-77-17-92-52h-2c1 2 1 17 1 47v117h-49v-355c0-31-1-52-2-62h48c0 1 1 3 1 8 0 4 1 11 1 21s1 16 1 20h1c9-18 20-33 35-41 14-9 33-13 57-13 37 0 64 12 83 38 18 24 27 63 27 116zM1312 261c0-42-6-71-17-89s-29-27-53-27c-20 0-36 4-47 13-11 8-19 21-25 38s-9 40-9 69c0 39 6 67 19 86s33 28 61 28c25 0 43-9 54-27s17-49 17-91zM1463 271c0 35 7 61 22 79 14 19 34 28 61 28 22 0 40-4 52-12 13-9 22-20 27-33l43 12c-18 47-58 71-122 71-44 0-77-13-100-40-23-26-34-65-34-117 0-49 11-87 34-113 23-27 56-40 99-40 87 0 131 54 131 159v6zM1625 233c-3-31-11-54-24-68-13-15-32-22-57-22-24 0-43 8-57 24s-22 38-23 66zM1928 410v-189c0-20-1-35-5-46s-10-18-19-23c-8-5-21-7-37-7-24 0-43 8-57 24-14 17-21 39-21 68v173h-49v-235c0-34-1-56-2-64h47c1 1 1 3 1 7s0 9 1 15c0 6 0 16 0 30h1c12-21 25-36 40-45 15-8 33-12 56-12 32 0 56 8 72 24 14 17 22 44 22 81v199zM2167 408c-16 4-33 7-50 7-40 0-59-23-59-68v-199h-35v-37h37l14-66h33v66h55v37h-55v189c0 14 2 24 7 30 5 5 13 8 24 8 7 0 17-1 29-4zM2247 271c0 35 7 61 21 79 15 19 35 28 62 28 22 0 39-4 52-12 13-9 22-20 27-33l43 12c-18 47-59 71-122 71-44 0-77-13-100-40-23-26-35-65-35-117 0-49 12-87 35-113 23-27 56-40 99-40 87 0 131 54 131 159v6zM2409 233c-3-31-11-54-24-68-13-15-33-22-58-22-23 0-42 8-56 24s-22 38-23 66z">
          <text:p/>
        </draw:path>
        <draw:polygon draw:style-name="gr3" draw:text-style-name="P3" draw:layer="layout" svg:width="4.939cm" svg:height="2.471cm" svg:x="39.193cm" svg:y="1.234cm" svg:viewBox="0 0 4940 2472" draw:points="0,2472 4940,2472 4940,0 0,0">
          <text:p/>
        </draw:polygon>
        <draw:polygon draw:style-name="gr1" draw:text-style-name="P1" draw:layer="layout" svg:width="4.939cm" svg:height="0.036cm" svg:x="39.193cm" svg:y="1.234cm" svg:viewBox="0 0 4940 37" draw:points="0,37 4940,37 4940,0 0,0">
          <text:p/>
        </draw:polygon>
        <draw:polygon draw:style-name="gr1" draw:text-style-name="P1" draw:layer="layout" svg:width="4.939cm" svg:height="0.036cm" svg:x="39.193cm" svg:y="3.668cm" svg:viewBox="0 0 4940 37" draw:points="0,37 4940,37 4940,0 0,0">
          <text:p/>
        </draw:polygon>
        <draw:polygon draw:style-name="gr1" draw:text-style-name="P1" draw:layer="layout" svg:width="0.035cm" svg:height="2.471cm" svg:x="39.193cm" svg:y="1.234cm" svg:viewBox="0 0 36 2472" draw:points="0,2472 36,2472 36,0 0,0">
          <text:p/>
        </draw:polygon>
        <draw:polygon draw:style-name="gr1" draw:text-style-name="P1" draw:layer="layout" svg:width="0.035cm" svg:height="2.471cm" svg:x="44.097cm" svg:y="1.234cm" svg:viewBox="0 0 36 2472" draw:points="0,2472 36,2472 36,0 0,0">
          <text:p/>
        </draw:polygon>
        <draw:path draw:style-name="gr1" draw:text-style-name="P1" draw:layer="layout" svg:width="2.276cm" svg:height="0.421cm" svg:x="40.526cm" svg:y="2.342cm" svg:viewBox="0 0 2277 422" svg:d="M267 154c0 52-12 91-35 117-23 25-56 38-100 38s-76-13-99-40c-22-27-33-65-33-115 0-103 45-154 134-154 45 0 79 12 101 37 21 25 32 64 32 117zM214 154c0-41-6-71-18-90s-32-28-62-28c-29 0-49 9-62 29-13 19-20 49-20 89 0 39 7 69 19 88 13 20 33 30 61 30 29 0 51-10 63-29 13-19 19-49 19-89zM376 5v189c0 20 2 35 6 46 4 10 10 18 19 23 8 5 20 7 37 7 24 0 43-8 57-24 14-17 20-39 20-68v-173h50v234c0 35 0 57 1 64h-46c0-1-1-3-1-7s-1-9-1-14 0-15-1-30h-1c-11 21-24 35-39 44-15 8-34 13-56 13-33 0-57-8-71-25-16-16-23-43-23-81v-198zM773 303h-59l-108-298h53l65 194c3 8 9 29 19 65l10-32 10-32 68-195h53zM925 303v-228c0-21-1-44-2-70h47c1 34 2 54 2 61h2c7-25 17-43 27-52 10-10 25-14 43-14 7 0 14 1 20 2v46c-6-2-15-3-26-3-21 0-37 9-47 27-11 17-16 43-16 76v155zM1188 309c-30 0-53-8-67-24-15-16-23-37-23-65 0-31 10-55 30-71 21-16 53-25 99-27l67-1v-16c0-24-5-42-16-52-10-11-26-16-48-16-23 0-39 4-49 11-10 8-16 20-18 37l-52-5c9-54 48-80 120-80 37 0 65 8 84 25s29 42 29 75v128c0 15 2 26 6 33 4 8 11 11 22 11 4 0 10 0 16-1v31c-13 3-25 4-39 4-18 0-31-5-40-15-8-9-13-24-14-45h-1c-13 23-28 39-45 49-16 9-37 14-61 14zM1199 271c18 0 35-4 49-12s25-20 33-34c9-14 13-29 13-44v-25l-55 1c-23 1-41 3-53 7-12 5-21 12-28 21-6 9-9 21-9 36 0 16 4 28 13 37s21 13 37 13zM1538 422c-32 0-58-7-77-20s-32-32-37-55l49-7c4 14 11 24 22 32 12 7 27 11 45 11 50 0 75-29 75-87v-48c-10 19-23 33-40 43-16 10-36 14-57 14-37 0-64-12-81-36s-26-62-26-115c0-52 9-91 28-116s46-38 84-38c21 0 40 5 55 15 16 10 28 23 37 41h1c0-6 0-15 1-29 0-13 1-21 2-22h47c-1 10-1 31-1 62v228c0 84-42 127-127 127zM1615 154c0-24-3-45-10-63-7-17-16-30-29-40-12-9-26-14-41-14-25 0-44 9-55 28-12 18-18 48-18 89s6 70 17 88c10 18 29 27 55 27 16 0 30-5 42-14 13-10 22-23 29-40s10-37 10-61zM1778 164c0 35 7 61 21 79 14 19 35 28 62 28 22 0 39-4 52-12 13-9 22-20 26-33l44 12c-18 47-58 71-122 71-44 0-77-13-100-40-23-26-35-65-35-117 0-49 12-87 35-113s56-39 99-39c87 0 131 53 131 158v6zM1939 126c-2-31-10-54-23-68-13-15-32-22-57-22-24 0-43 8-58 24-14 16-21 38-22 66zM2277 221c0 28-10 50-31 65s-51 23-89 23c-37 0-66-6-86-19-20-12-34-31-40-57l44-8c4 16 13 28 27 35 13 7 31 11 55 11 25 0 43-4 55-12s17-19 17-34c0-12-3-22-12-29-8-8-21-14-39-18l-36-10c-28-7-48-14-60-21s-22-16-29-26c-6-10-10-22-10-37 0-27 10-48 29-62 20-15 48-22 85-22 33 0 59 6 79 18 19 11 32 30 36 55l-44 6c-3-13-11-23-23-31-11-7-27-10-48-10-22 0-39 3-49 10-11 7-16 17-16 31 0 8 2 15 6 21 5 5 11 10 20 14 8 4 27 9 54 16 27 6 46 12 57 18 12 6 21 12 28 19 6 7 11 15 15 23 4 9 5 19 5 31z">
          <text:p/>
        </draw:path>
        <draw:polygon draw:style-name="gr3" draw:text-style-name="P3" draw:layer="layout" svg:width="4.939cm" svg:height="2.469cm" svg:x="46.284cm" svg:y="1.164cm" svg:viewBox="0 0 4940 2470" draw:points="0,2470 4940,2470 4940,0 0,0">
          <text:p/>
        </draw:polygon>
        <draw:polygon draw:style-name="gr1" draw:text-style-name="P1" draw:layer="layout" svg:width="4.939cm" svg:height="0.035cm" svg:x="46.284cm" svg:y="1.164cm" svg:viewBox="0 0 4940 36" draw:points="0,36 4940,36 4940,0 0,0">
          <text:p/>
        </draw:polygon>
        <draw:polygon draw:style-name="gr1" draw:text-style-name="P1" draw:layer="layout" svg:width="4.939cm" svg:height="0.035cm" svg:x="46.284cm" svg:y="3.598cm" svg:viewBox="0 0 4940 36" draw:points="0,36 4940,36 4940,0 0,0">
          <text:p/>
        </draw:polygon>
        <draw:polygon draw:style-name="gr1" draw:text-style-name="P1" draw:layer="layout" svg:width="0.035cm" svg:height="2.469cm" svg:x="46.284cm" svg:y="1.164cm" svg:viewBox="0 0 36 2470" draw:points="0,2470 36,2470 36,0 0,0">
          <text:p/>
        </draw:polygon>
        <draw:polygon draw:style-name="gr1" draw:text-style-name="P1" draw:layer="layout" svg:width="0.035cm" svg:height="2.469cm" svg:x="51.188cm" svg:y="1.164cm" svg:viewBox="0 0 36 2470" draw:points="0,2470 36,2470 36,0 0,0">
          <text:p/>
        </draw:polygon>
        <draw:path draw:style-name="gr1" draw:text-style-name="P1" draw:layer="layout" svg:width="3.512cm" svg:height="0.526cm" svg:x="47.004cm" svg:y="2.166cm" svg:viewBox="0 0 3513 527" svg:d="M190 410v-189c0-21-2-37-6-47-4-11-10-19-18-24-9-4-21-7-38-7-24 0-42 8-56 24-14 17-21 41-21 70v173h-50v-236c0-35 0-56-1-63h47c0 0 0 3 1 7 0 4 0 9 0 14s1 15 1 29h1c11-20 24-35 40-43 14-9 33-13 55-13 33 0 57 8 72 24 15 17 23 43 23 82v199zM568 261c0 51-12 91-35 116s-56 38-100 38c-45 0-78-13-100-40-22-26-33-65-33-114 0-104 44-156 135-156 45 0 79 12 100 37 22 25 33 66 33 119zM515 261c0-42-6-73-18-91-12-19-33-29-62-29s-51 10-64 29-19 50-19 91c0 39 6 68 19 88s34 29 61 29c30 0 52-9 64-28 13-19 19-49 19-89zM677 111v190c0 19 2 34 6 45s10 19 19 24c8 4 20 7 37 7 24 0 43-8 56-25 14-16 21-39 21-68v-173h50v235c0 35 0 56 1 64h-47c0-1 0-4 0-8-1-4-1-8-1-14 0-5 0-15-1-29h-1c-11 20-24 35-39 43-15 9-34 13-56 13-33 0-57-8-72-24s-23-44-23-81v-199zM1166 327c0 28-10 50-32 65-21 16-50 23-88 23s-66-6-87-18c-20-13-33-32-39-57l44-9c4 16 13 28 26 35 14 7 32 11 56 11s43-4 55-11c11-8 17-20 17-35 0-12-4-21-12-29-8-7-21-13-39-18l-36-9c-28-8-49-15-61-22s-21-15-28-25-10-23-10-39c0-27 9-48 29-62s48-21 85-21c33 0 59 5 78 17 20 12 32 30 37 56l-45 5c-2-13-10-23-22-30s-28-11-48-11c-22 0-39 4-49 10-11 7-17 17-17 31 0 9 2 16 7 22 4 6 11 10 19 14 9 4 27 10 55 16 26 7 45 13 57 19 12 5 21 12 27 18 7 7 12 15 16 24 3 9 5 19 5 30zM1382 410v-230c0-21 0-44-1-69h46c2 34 3 54 3 60h1c8-25 17-43 27-52 11-9 25-14 44-14 6 0 13 1 20 3v45c-7-2-16-3-27-3-20 0-36 9-47 27s-16 44-16 77v156zM1607 271c0 34 7 60 21 79s35 28 62 28c22 0 39-5 52-13 13-9 22-20 27-33l43 13c-18 47-58 70-122 70-44 0-77-13-100-39-23-27-35-65-35-117 0-50 12-88 35-114 23-27 56-40 99-40 87 0 131 53 131 159v7zM1769 233c-3-31-11-55-24-70-13-14-32-22-57-22-24 0-43 8-58 25-14 16-21 39-22 67zM1883 47v-47h49v47zM1932 447c0 28-5 49-16 61-11 13-28 19-50 19-14 0-26-1-35-3v-38l17 2c13 0 22-3 27-10 5-6 8-19 8-39v-328h49zM2260 261c0 51-11 91-34 116s-57 38-100 38c-44 0-77-13-99-40-22-26-34-65-34-114 0-104 45-156 135-156 45 0 79 12 100 37 22 25 32 66 32 119zM2208 261c0-42-6-73-18-91-12-19-33-29-62-29s-50 10-63 29-19 50-19 91c0 39 6 68 19 88 12 20 33 29 60 29 30 0 51-9 64-28s19-49 19-89zM2322 47v-47h49v47zM2322 410v-299h49v299zM2636 410v-189c0-21-2-37-5-47-4-11-11-19-19-24-9-4-21-7-38-7-24 0-42 8-56 24-14 17-21 41-21 70v173h-49v-236c0-35-1-56-2-63h47c0 0 1 3 1 7s0 9 0 14 1 15 1 29h1c11-20 25-35 40-43 14-9 33-13 55-13 33 0 57 8 72 24 15 17 23 43 23 82v199zM2949 362c-9 19-22 33-37 41s-34 12-56 12c-38 0-66-12-83-38-18-25-27-64-27-115 0-105 37-157 110-157 22 0 41 4 56 12 15 9 28 22 37 40v-34-123h50v348c0 31 0 52 1 62h-47c-1-3-2-10-2-21-1-10-1-19-1-27zM2798 261c0 41 6 71 17 89s29 27 53 27c29 0 49-10 62-30 12-19 19-49 19-90 0-39-7-70-19-88-13-18-33-28-61-28-25 0-43 10-54 28-11 19-17 50-17 92zM3075 410v-230c0-21-1-44-2-69h47c2 34 2 54 2 60h1c9-25 18-43 28-52s25-14 44-14c6 0 13 1 19 3v45c-6-2-15-3-26-3-21 0-36 9-47 27s-17 44-17 77v156zM3300 271c0 34 7 60 21 79s35 28 62 28c22 0 39-5 52-13 13-9 21-20 26-33l44 13c-18 47-59 70-122 70-44 0-78-13-100-39-23-27-35-65-35-117 0-50 12-88 35-114 22-27 56-40 98-40 88 0 132 53 132 159v7zM3461 233c-2-31-10-55-23-70-14-14-33-22-58-22-23 0-42 8-57 25-14 16-21 39-23 67z">
          <text:p/>
        </draw:path>
        <draw:polygon draw:style-name="gr3" draw:text-style-name="P3" draw:layer="layout" svg:width="4.938cm" svg:height="2.469cm" svg:x="51.435cm" svg:y="1.164cm" svg:viewBox="0 0 4939 2470" draw:points="0,2470 4939,2470 4939,0 0,0">
          <text:p/>
        </draw:polygon>
        <draw:polygon draw:style-name="gr1" draw:text-style-name="P1" draw:layer="layout" svg:width="4.938cm" svg:height="0.035cm" svg:x="51.435cm" svg:y="1.164cm" svg:viewBox="0 0 4939 36" draw:points="0,36 4939,36 4939,0 0,0">
          <text:p/>
        </draw:polygon>
        <draw:polygon draw:style-name="gr1" draw:text-style-name="P1" draw:layer="layout" svg:width="4.938cm" svg:height="0.035cm" svg:x="51.435cm" svg:y="3.598cm" svg:viewBox="0 0 4939 36" draw:points="0,36 4939,36 4939,0 0,0">
          <text:p/>
        </draw:polygon>
        <draw:polygon draw:style-name="gr1" draw:text-style-name="P1" draw:layer="layout" svg:width="0.035cm" svg:height="2.469cm" svg:x="51.435cm" svg:y="1.164cm" svg:viewBox="0 0 36 2470" draw:points="0,2470 36,2470 36,0 0,0">
          <text:p/>
        </draw:polygon>
        <draw:polygon draw:style-name="gr1" draw:text-style-name="P1" draw:layer="layout" svg:width="0.035cm" svg:height="2.469cm" svg:x="56.338cm" svg:y="1.164cm" svg:viewBox="0 0 36 2470" draw:points="0,2470 36,2470 36,0 0,0">
          <text:p/>
        </draw:polygon>
        <draw:path draw:style-name="gr1" draw:text-style-name="P1" draw:layer="layout" svg:width="1.911cm" svg:height="0.399cm" svg:x="52.961cm" svg:y="2.181cm" svg:viewBox="0 0 1912 400" svg:d="M189 44c-43 0-76 14-100 41-24 28-36 65-36 114 0 47 13 86 38 115 25 28 59 43 101 43 54 0 95-27 123-81l43 22c-17 33-39 59-68 76-29 18-62 26-101 26s-73-8-101-24c-29-16-51-40-65-70-16-30-23-66-23-107 0-62 17-110 50-146 34-35 80-53 139-53 41 0 76 8 104 25 28 16 48 40 61 72l-50 16c-9-22-24-40-43-52-20-11-44-17-72-17zM669 246c0 51-11 91-34 116s-57 38-101 38c-43 0-76-13-98-40-23-26-34-65-34-114 0-103 45-155 134-155 46 0 79 12 101 37 21 25 32 65 32 118zM617 246c0-42-6-72-19-90-12-19-32-29-61-29s-50 10-63 29-19 49-19 90c0 39 6 68 19 88 12 20 33 29 60 29 30 0 51-9 64-28 12-19 19-49 19-89zM920 395v-189c0-20-2-36-6-46-4-11-10-19-18-24-9-4-21-7-38-7-24 0-43 8-57 24-13 17-20 40-20 69v173h-50v-235c0-35 0-56-1-63h46c1 0 1 3 1 7s1 9 1 14 0 15 1 29h1c11-20 24-35 39-43 15-9 34-13 56-13 33 0 57 8 72 24 15 17 22 43 22 81v199zM1158 393c-16 4-32 6-50 6-39 0-59-23-59-68v-199h-34v-35h36l14-67h34v67h55v35h-55v189c0 14 2 24 7 30 4 6 12 9 24 9 6 0 16-2 28-4zM1276 400c-29 0-52-8-67-24-15-15-22-37-22-64 0-31 10-55 30-72 20-16 53-25 98-26l67-1v-17c0-24-5-41-15-52-11-10-26-16-49-16-22 0-39 4-48 12-11 7-17 19-18 36l-52-5c8-53 48-80 119-80 38 0 66 9 85 26s29 42 29 74v129c0 14 1 25 5 33 4 7 11 11 22 11 5 0 10-1 18-2v31c-14 3-27 5-40 5-18 0-32-5-40-15s-13-25-14-46h-2c-13 23-27 39-44 49-17 9-37 14-62 14zM1288 363c18 0 34-4 48-13 14-8 26-19 34-34 8-14 12-29 12-44v-24l-54 1c-23 0-41 3-53 7s-22 11-28 20-10 21-10 36c0 16 5 29 14 38 8 8 21 13 37 13zM1553 244c0 40 6 69 19 88 12 20 31 29 56 29 18 0 32-5 44-14 12-10 19-25 22-44l50 3c-3 29-15 52-36 69s-47 25-78 25c-42 0-74-13-96-39-22-27-33-65-33-115 0-51 11-89 33-115 22-27 54-40 95-40 31 0 56 8 76 24s32 37 38 65l-51 4c-3-17-9-30-20-40-10-10-25-15-44-15-26 0-46 9-57 27-12 17-18 47-18 88zM1912 393c-16 4-33 6-50 6-40 0-60-23-60-68v-199h-34v-35h36l15-67h33v67h55v35h-55v189c0 14 2 24 7 30s13 9 24 9c7 0 16-2 29-4z">
          <text:p/>
        </draw:path>
        <draw:polygon draw:style-name="gr4" draw:text-style-name="P4" draw:layer="layout" svg:width="5.539cm" svg:height="2.54cm" svg:x="20.496cm" svg:y="1.164cm" svg:viewBox="0 0 5540 2541" draw:points="0,2541 5540,2541 5540,0 0,0">
          <text:p/>
        </draw:polygon>
        <draw:polygon draw:style-name="gr1" draw:text-style-name="P1" draw:layer="layout" svg:width="5.539cm" svg:height="0.035cm" svg:x="20.496cm" svg:y="1.164cm" svg:viewBox="0 0 5540 36" draw:points="0,36 5540,36 5540,0 0,0">
          <text:p/>
        </draw:polygon>
        <draw:polygon draw:style-name="gr1" draw:text-style-name="P1" draw:layer="layout" svg:width="5.539cm" svg:height="0.036cm" svg:x="20.496cm" svg:y="3.668cm" svg:viewBox="0 0 5540 37" draw:points="0,37 5540,37 5540,0 0,0">
          <text:p/>
        </draw:polygon>
        <draw:polygon draw:style-name="gr1" draw:text-style-name="P1" draw:layer="layout" svg:width="0.035cm" svg:height="2.54cm" svg:x="20.496cm" svg:y="1.164cm" svg:viewBox="0 0 36 2541" draw:points="0,2541 36,2541 36,0 0,0">
          <text:p/>
        </draw:polygon>
        <draw:polygon draw:style-name="gr1" draw:text-style-name="P1" draw:layer="layout" svg:width="0.036cm" svg:height="2.54cm" svg:x="25.999cm" svg:y="1.164cm" svg:viewBox="0 0 37 2541" draw:points="0,2541 37,2541 37,0 0,0">
          <text:p/>
        </draw:polygon>
        <draw:path draw:style-name="gr1" draw:text-style-name="P1" draw:layer="layout" svg:width="1.78cm" svg:height="0.415cm" svg:x="22.357cm" svg:y="2.201cm" svg:viewBox="0 0 1781 416" svg:d="M321 410l-45-114h-177l-45 114h-54l159-390h59l156 390zM188 60l-3 8c-4 16-11 36-20 60l-50 127h146l-51-128c-5-13-10-27-15-43zM451 259c0 40 6 70 19 89 12 19 31 29 56 29 18 0 33-5 45-15 12-9 19-24 21-44l51 3c-4 29-16 52-37 69-20 17-47 26-78 26-42 0-74-14-96-40-22-27-33-65-33-115 0-51 11-89 34-115 22-27 53-40 94-40 31 0 56 8 76 24s33 37 38 65l-51 4c-2-16-9-30-19-39-11-10-26-15-45-15-26 0-45 9-57 26-12 18-18 47-18 88zM733 259c0 40 7 70 19 89 13 19 31 29 56 29 18 0 33-5 45-15 12-9 19-24 22-44l50 3c-4 29-16 52-37 69-20 17-46 26-78 26-42 0-74-14-96-40-21-27-32-65-32-115 0-51 11-89 33-115 22-27 53-40 95-40 30 0 55 8 75 24s33 37 38 65l-51 4c-2-16-9-30-19-39-11-10-26-15-45-15-26 0-45 9-57 26-12 18-18 47-18 88zM1026 112v189c0 19 2 35 6 46 4 10 10 18 18 23 9 4 21 7 38 7 24 0 43-8 56-24 14-17 21-40 21-69v-172h50v234c0 35 0 56 1 64h-47c0-1 0-3 0-8-1-4-1-8-1-13 0-6 0-16-1-30h-1c-11 20-24 35-39 44-15 8-34 13-56 13-33 0-57-9-72-25s-22-43-22-81v-198zM1329 271c0 34 7 61 22 79 14 19 34 28 62 28 21 0 39-4 51-13 13-9 22-20 27-33l43 13c-18 47-58 71-121 71-45 0-78-14-101-40s-34-65-34-117c0-49 11-87 34-113 23-27 56-40 99-40 87 0 131 53 131 158v7zM1491 233c-3-31-11-54-24-68-13-15-32-22-57-22-24 0-43 8-57 24s-22 38-23 66zM1605 47v-47h50v47zM1605 410v-298h50v298zM1731 410v-410h50v410z">
          <text:p/>
        </draw:path>
        <draw:polygon draw:style-name="gr3" draw:text-style-name="P3" draw:layer="layout" svg:width="8.29cm" svg:height="5.291cm" svg:x="0.035cm" svg:y="0cm" svg:viewBox="0 0 8291 5292" draw:points="0,5292 8291,5292 8291,0 0,0">
          <text:p/>
        </draw:polygon>
        <draw:polygon draw:style-name="gr1" draw:text-style-name="P1" draw:layer="layout" svg:width="8.29cm" svg:height="0.035cm" svg:x="0.035cm" svg:y="0cm" svg:viewBox="0 0 8291 36" draw:points="0,36 8291,36 8291,0 0,0">
          <text:p/>
        </draw:polygon>
        <draw:polygon draw:style-name="gr1" draw:text-style-name="P1" draw:layer="layout" svg:width="8.29cm" svg:height="0.035cm" svg:x="0.035cm" svg:y="5.256cm" svg:viewBox="0 0 8291 36" draw:points="0,36 8291,36 8291,0 0,0">
          <text:p/>
        </draw:polygon>
        <draw:polygon draw:style-name="gr1" draw:text-style-name="P1" draw:layer="layout" svg:width="0.035cm" svg:height="5.291cm" svg:x="0.035cm" svg:y="0cm" svg:viewBox="0 0 36 5292" draw:points="0,5292 36,5292 36,0 0,0">
          <text:p/>
        </draw:polygon>
        <draw:polygon draw:style-name="gr1" draw:text-style-name="P1" draw:layer="layout" svg:width="0.035cm" svg:height="5.291cm" svg:x="8.29cm" svg:y="0cm" svg:viewBox="0 0 36 5292" draw:points="0,5292 36,5292 36,0 0,0">
          <text:p/>
        </draw:polygon>
        <draw:path draw:style-name="gr1" draw:text-style-name="P1" draw:layer="layout" svg:width="1.185cm" svg:height="0.506cm" svg:x="3.581cm" svg:y="2.468cm" svg:viewBox="0 0 1186 507" svg:d="M0 390v-390h53v347h196v43zM558 240c0 52-11 92-34 117-23 26-57 39-100 39-44 0-77-14-99-41-23-26-34-65-34-115 0-103 45-155 134-155 46 0 79 13 101 38 21 25 32 64 32 117zM506 240c0-41-6-71-18-90-13-19-33-28-62-28s-50 9-63 28c-13 20-19 49-19 90 0 39 6 69 19 89 12 20 33 30 60 30 30 0 51-10 64-29 12-20 19-50 19-90zM733 507c-32 0-58-6-77-19s-32-31-37-55l49-7c4 14 11 25 22 32 12 8 27 11 45 11 49 0 74-29 74-87v-48h-1c-9 19-22 34-38 44-16 9-36 14-58 14-36 0-63-12-80-36-17-25-26-64-26-116s9-91 28-116c18-26 46-38 84-38 21 0 40 5 55 14 15 10 27 24 36 41 0-5 1-14 1-28 1-14 2-21 3-22h47c-1 10-2 30-2 62v228c0 84-41 126-125 126zM809 240c0-25-3-45-10-63-7-17-16-31-28-40s-26-14-41-14c-25 0-44 9-55 27-12 19-18 49-18 90 0 40 6 70 17 89 10 17 29 26 55 26 16 0 30-4 42-14 12-9 21-22 28-40 7-17 10-38 10-61zM1186 240c0 52-11 92-34 117-23 26-56 39-100 39s-77-14-99-41c-22-26-33-65-33-115 0-103 44-155 134-155 45 0 79 13 100 38 22 25 32 64 32 117zM1134 240c0-41-6-71-18-90s-33-28-62-28-50 9-63 28c-13 20-19 49-19 90 0 39 6 69 19 89s33 30 60 30c30 0 51-10 64-29 13-20 19-50 19-90z">
          <text:p/>
        </draw:path>
        <draw:polygon draw:style-name="gr3" draw:text-style-name="P3" draw:layer="layout" svg:width="4.41cm" svg:height="2.54cm" svg:x="29.633cm" svg:y="1.164cm" svg:viewBox="0 0 4411 2541" draw:points="0,2541 4411,2541 4411,0 0,0">
          <text:p/>
        </draw:polygon>
        <draw:polygon draw:style-name="gr1" draw:text-style-name="P1" draw:layer="layout" svg:width="4.41cm" svg:height="0.035cm" svg:x="29.633cm" svg:y="1.164cm" svg:viewBox="0 0 4411 36" draw:points="0,36 4411,36 4411,0 0,0">
          <text:p/>
        </draw:polygon>
        <draw:polygon draw:style-name="gr1" draw:text-style-name="P1" draw:layer="layout" svg:width="4.41cm" svg:height="0.036cm" svg:x="29.633cm" svg:y="3.668cm" svg:viewBox="0 0 4411 37" draw:points="0,37 4411,37 4411,0 0,0">
          <text:p/>
        </draw:polygon>
        <draw:polygon draw:style-name="gr1" draw:text-style-name="P1" draw:layer="layout" svg:width="0.035cm" svg:height="2.54cm" svg:x="29.633cm" svg:y="1.164cm" svg:viewBox="0 0 36 2541" draw:points="0,2541 36,2541 36,0 0,0">
          <text:p/>
        </draw:polygon>
        <draw:polygon draw:style-name="gr1" draw:text-style-name="P1" draw:layer="layout" svg:width="0.036cm" svg:height="2.54cm" svg:x="34.007cm" svg:y="1.164cm" svg:viewBox="0 0 37 2541" draw:points="0,2541 37,2541 37,0 0,0">
          <text:p/>
        </draw:polygon>
        <draw:path draw:style-name="gr1" draw:text-style-name="P1" draw:layer="layout" svg:width="3.886cm" svg:height="0.4cm" svg:x="29.897cm" svg:y="2.216cm" svg:viewBox="0 0 3887 401" svg:d="M189 43c-42 0-76 14-100 41-24 28-36 66-36 114s13 86 38 115c25 28 58 43 101 43 54 0 95-27 123-80l43 21c-17 34-39 59-68 76-29 19-62 28-101 28s-73-9-101-26c-29-16-50-40-66-70-15-30-22-66-22-107 0-62 17-110 50-145s80-53 139-53c41 0 76 8 104 24s48 40 61 72l-50 17c-9-23-24-40-43-52-20-12-44-18-72-18zM791 198c0 40-8 76-24 107-15 30-37 54-67 70-29 17-63 26-102 26-40 0-75-8-103-26-29-16-51-39-67-70-15-31-22-67-22-107 0-62 17-111 51-146s81-52 141-52c40 0 74 8 103 23 29 16 51 39 67 69 15 30 23 65 23 106zM737 198c0-48-12-86-36-114-24-27-58-41-103-41-44 0-78 13-103 41-24 27-36 65-36 114s12 87 37 116c24 28 58 43 102 43 45 0 79-14 103-42 24-27 36-67 36-117zM1019 401c-32 0-60-6-83-18-24-12-43-29-56-51s-19-49-19-79v-248h53v243c0 36 9 63 27 81s44 28 77 28c35 0 63-10 82-29 20-19 29-46 29-83v-240h53v243c0 31-7 58-20 81-14 23-33 40-57 53-24 12-53 19-86 19zM1440 395h-54l-159-390h56l107 274 23 69 23-69 107-274h56zM1647 395v-390h295v43h-242v125h226v43h-226v135h253v44zM2298 395l-100-163h-121v163h-53v-390h183c44 0 77 10 101 30s36 47 36 82c0 28-9 53-25 72-17 20-40 32-70 37l110 169zM2291 117c0-22-8-40-23-51-15-12-38-18-67-18h-124v143h127c28 0 49-6 64-19s23-32 23-55zM2573 48v347h-52v-347h-134v-43h319v43zM2921 401c-32 0-60-6-84-18-23-12-42-29-55-51s-19-49-19-79v-248h52v243c0 36 9 63 28 81 17 18 43 28 77 28 35 0 62-10 82-29 19-19 29-46 29-83v-240h52v243c0 31-6 58-20 81-13 23-32 40-56 53-25 12-53 19-86 19zM3448 395l-101-163h-120v163h-53v-390h183c43 0 77 10 101 30 23 20 35 47 35 82 0 28-8 53-25 72-16 20-40 32-69 37l110 169zM3440 117c0-22-7-40-22-51-16-12-38-18-67-18h-124v143h126c28 0 50-6 65-19s22-32 22-55zM3581 395v-390h295v43h-242v125h225v43h-225v135h253v44z">
          <text:p/>
        </draw:path>
        <draw:polygon draw:style-name="gr3" draw:text-style-name="P3" draw:layer="layout" svg:width="43.991cm" svg:height="39.44cm" svg:x="6.244cm" svg:y="5.362cm" svg:viewBox="0 0 43992 39441" draw:points="0,39441 43992,39441 43992,0 0,0">
          <text:p/>
        </draw:polygon>
        <draw:polygon draw:style-name="gr1" draw:text-style-name="P1" draw:layer="layout" svg:width="43.991cm" svg:height="0.035cm" svg:x="6.244cm" svg:y="5.362cm" svg:viewBox="0 0 43992 36" draw:points="0,36 43992,36 43992,0 0,0">
          <text:p/>
        </draw:polygon>
        <draw:polygon draw:style-name="gr1" draw:text-style-name="P1" draw:layer="layout" svg:width="43.991cm" svg:height="0.035cm" svg:x="6.244cm" svg:y="44.767cm" svg:viewBox="0 0 43992 36" draw:points="0,36 43992,36 43992,0 0,0">
          <text:p/>
        </draw:polygon>
        <draw:polygon draw:style-name="gr1" draw:text-style-name="P1" draw:layer="layout" svg:width="0.035cm" svg:height="39.44cm" svg:x="6.244cm" svg:y="5.362cm" svg:viewBox="0 0 36 39441" draw:points="0,39441 36,39441 36,0 0,0">
          <text:p/>
        </draw:polygon>
        <draw:polygon draw:style-name="gr1" draw:text-style-name="P1" draw:layer="layout" svg:width="0.035cm" svg:height="39.44cm" svg:x="50.2cm" svg:y="5.362cm" svg:viewBox="0 0 36 39441" draw:points="0,39441 36,39441 36,0 0,0">
          <text:p/>
        </draw:polygon>
        <draw:polygon draw:style-name="gr1" draw:text-style-name="P1" draw:layer="layout" svg:width="27.446cm" svg:height="7.303cm" svg:x="20.99cm" svg:y="18.626cm" svg:viewBox="0 0 27447 7304" draw:points="0,7304 27447,7304 27447,0 0,0">
          <text:p/>
        </draw:polygon>
        <draw:polygon draw:style-name="gr1" draw:text-style-name="P1" draw:layer="layout" svg:width="27.446cm" svg:height="0.035cm" svg:x="20.99cm" svg:y="18.626cm" svg:viewBox="0 0 27447 36" draw:points="0,36 27447,36 27447,0 0,0">
          <text:p/>
        </draw:polygon>
        <draw:polygon draw:style-name="gr1" draw:text-style-name="P1" draw:layer="layout" svg:width="27.446cm" svg:height="0.036cm" svg:x="20.99cm" svg:y="25.893cm" svg:viewBox="0 0 27447 37" draw:points="0,37 27447,37 27447,0 0,0">
          <text:p/>
        </draw:polygon>
        <draw:polygon draw:style-name="gr1" draw:text-style-name="P1" draw:layer="layout" svg:width="0.035cm" svg:height="7.303cm" svg:x="20.99cm" svg:y="18.626cm" svg:viewBox="0 0 36 7304" draw:points="0,7304 36,7304 36,0 0,0">
          <text:p/>
        </draw:polygon>
        <draw:polygon draw:style-name="gr1" draw:text-style-name="P1" draw:layer="layout" svg:width="0.035cm" svg:height="7.303cm" svg:x="48.401cm" svg:y="18.626cm" svg:viewBox="0 0 36 7304" draw:points="0,7304 36,7304 36,0 0,0">
          <text:p/>
        </draw:polygon>
        <draw:path draw:style-name="gr1" draw:text-style-name="P1" draw:layer="layout" svg:width="0.3cm" svg:height="0.369cm" svg:x="34.048cm" svg:y="22.107cm" svg:viewBox="0 0 301 370" svg:d="M145 363c-16 5-33 7-50 7-40 0-60-23-60-68v-200h-35v-36h37l15-66h33v66h55v36h-55v190c0 14 2 24 7 30 5 5 13 8 24 8 7 0 16-1 29-4zM301 363c-16 5-32 7-50 7-39 0-59-23-59-68v-200h-34v-36h36l14-66h33v66h56v36h-56v190c0 14 3 24 8 30 4 5 12 8 24 8 6 0 16-1 28-4z">
          <text:p/>
        </draw:path>
        <draw:path draw:style-name="gr3" draw:text-style-name="P3" draw:layer="layout" svg:width="1.017cm" svg:height="0.394cm" svg:x="34.365cm" svg:y="22.083cm" svg:viewBox="0 0 1018 395" svg:d="M186 43v346h-53v-346h-133v-43h319v43zM345 251c0 34 7 60 21 79 14 18 35 27 62 27 22 0 39-4 52-12 13-9 22-20 27-33l43 12c-18 47-58 71-122 71-44 0-77-13-100-39-23-27-35-66-35-118 0-49 12-88 35-114s56-39 99-39c87 0 131 52 131 159v7zM507 212c-3-31-11-55-24-69-13-15-32-22-57-22-24 0-43 8-57 24-15 17-22 40-23 67zM805 389l-81-122-81 122h-54l106-153-101-146h55l75 117 74-117h56l-102 146 108 153zM1018 387c-15 5-32 7-50 7-39 0-59-23-59-68v-200h-34v-36h36l14-66h33v66h55v36h-55v190c0 14 3 24 7 30 5 5 14 8 25 8 7 0 16-1 28-4z">
          <text:p/>
        </draw:path>
        <draw:polygon draw:style-name="gr3" draw:text-style-name="P3" draw:layer="layout" svg:width="56.691cm" svg:height="12.594cm" svg:x="-0.071cm" svg:y="5.291cm" svg:viewBox="0 0 56692 12595" draw:points="0,12595 56692,12595 56692,0 0,0">
          <text:p/>
        </draw:polygon>
        <draw:polygon draw:style-name="gr1" draw:text-style-name="P1" draw:layer="layout" svg:width="56.691cm" svg:height="0.035cm" svg:x="-0.071cm" svg:y="5.291cm" svg:viewBox="0 0 56692 36" draw:points="0,36 56692,36 56692,0 0,0">
          <text:p/>
        </draw:polygon>
        <draw:polygon draw:style-name="gr1" draw:text-style-name="P1" draw:layer="layout" svg:width="56.691cm" svg:height="0.035cm" svg:x="-0.071cm" svg:y="17.85cm" svg:viewBox="0 0 56692 36" draw:points="0,36 56692,36 56692,0 0,0">
          <text:p/>
        </draw:polygon>
        <draw:polygon draw:style-name="gr1" draw:text-style-name="P1" draw:layer="layout" svg:width="0.035cm" svg:height="12.594cm" svg:x="56.585cm" svg:y="5.291cm" svg:viewBox="0 0 36 12595" draw:points="0,12595 36,12595 36,0 0,0">
          <text:p/>
        </draw:polygon>
        <draw:path draw:style-name="gr1" draw:text-style-name="P1" draw:layer="layout" svg:width="4.67cm" svg:height="0.527cm" svg:x="25.953cm" svg:y="11.373cm" svg:viewBox="0 0 4671 528" svg:d="M0 409v-388h53v388zM316 409v-189c0-29-4-49-12-60-7-11-22-16-42-16-21 0-38 8-50 24s-19 39-19 68v173h-49v-235c0-34-1-55-2-63h47c0 1 1 3 1 7s0 9 0 14c1 6 1 16 1 30h1c11-21 23-36 37-44s31-12 50-12c23 0 41 4 54 13s22 23 27 43h1c10-20 23-34 37-43 15-9 33-13 53-13 31 0 52 8 66 24s21 43 21 80v199h-49v-189c0-29-4-49-12-60s-22-16-43-16-38 8-50 24c-13 16-19 39-19 68v173zM689 415c-30 0-52-8-67-24s-23-37-23-65c0-31 10-55 30-71 21-16 53-25 99-27l67-1v-16c0-24-5-42-16-52-10-11-26-16-48-16-23 0-39 4-49 11-10 8-16 20-18 37l-52-5c9-54 49-80 120-80 37 0 66 8 85 25 18 17 28 42 28 75v128c0 15 2 26 6 33 4 8 11 11 21 11 5 0 11 0 17-1v31c-12 3-25 4-39 4-18 0-31-5-40-15-8-9-12-24-14-45h-1c-13 23-28 39-45 48-16 10-37 15-61 15zM701 377c18 0 34-4 48-12s25-20 33-34c9-15 13-29 13-44v-25l-55 1c-23 1-41 3-53 7-12 5-21 12-28 21-6 9-9 21-9 36 0 16 4 28 13 37s21 13 38 13zM1040 528c-33 0-59-7-78-20-19-12-32-31-37-55l49-7c4 14 11 25 23 33 11 7 26 11 44 11 49 0 74-30 74-88v-48h-1c-9 19-21 33-38 43-16 9-35 14-57 14-37 0-64-12-81-36s-26-62-26-115c0-52 9-91 28-116s47-38 84-38c21 0 40 5 55 15 16 10 28 23 36 41h1c0-6 0-15 1-29 0-13 1-21 2-22h47c-1 10-1 31-1 62v227c0 86-42 128-125 128zM1115 260c0-24-3-45-10-63-7-17-16-30-28-40-12-9-25-14-41-14-25 0-44 9-55 27-12 19-18 49-18 90s6 70 17 88 29 27 56 27c15 0 29-5 41-14 12-10 21-23 28-40s10-37 10-61zM1278 270c0 35 7 61 21 79 15 19 35 28 62 28 22 0 39-4 52-13 13-8 22-19 27-32l43 12c-18 47-58 71-122 71-44 0-77-13-100-40-23-26-35-65-35-117 0-49 12-87 35-113s56-39 99-39c87 0 131 52 131 158v6zM1440 232c-3-31-11-54-24-68-13-15-32-22-57-22-24 0-43 8-57 24-15 16-22 38-23 66zM1806 415c-38 0-66-13-84-39-17-25-26-63-26-115 0-104 37-155 110-155 22 0 41 3 56 12 15 7 27 21 37 39 0-5 1-15 2-28 0-14 1-21 2-22h47c-1 11-2 38-2 81v340h-49v-123l1-45h-1c-10 20-22 34-36 42-15 9-34 13-57 13zM1899 257c0-39-6-68-19-87s-33-28-61-28c-25 0-43 9-54 28s-17 49-17 90 6 71 17 89 29 27 53 27c29 0 49-10 62-30s19-50 19-89zM2073 111v189c0 20 1 35 5 46 4 10 10 18 19 23 8 5 21 7 37 7 24 0 43-8 57-24 14-17 20-39 20-68v-173h50v234c0 35 1 57 2 64h-47c-1-1-1-3-1-7s0-9-1-14c0-6 0-15 0-30h-2c-11 21-24 35-39 44-15 8-33 13-56 13-33 0-56-9-72-25-15-16-22-43-22-81v-198zM2338 48v-48h49v48zM2338 409v-298h49v298zM2843 327c0 28-10 50-32 65-21 15-50 23-89 23-37 0-65-6-86-19-20-12-33-31-39-57l44-8c4 15 13 27 26 35 13 7 32 11 55 11 25 0 44-4 55-12 12-8 18-19 18-34 0-12-4-22-12-29-8-8-21-14-39-18l-36-10c-28-7-48-14-61-21-12-7-21-16-28-26s-10-22-10-37c0-27 10-48 29-62 20-15 48-22 85-22 33 0 59 6 78 18 20 11 32 30 37 55l-45 6c-2-13-10-23-22-31-12-7-28-10-48-10-23 0-39 3-50 10-10 7-16 17-16 31 0 8 3 15 7 21 4 5 11 10 20 14 8 4 26 9 54 16 26 6 45 12 57 18 11 6 21 12 27 19 7 7 12 15 16 23 3 9 5 19 5 31zM2937 143h-39l-6-122h51zM3085 415c-30 0-52-8-67-24s-23-37-23-65c0-31 10-55 31-71 20-16 52-25 98-27l67-1v-16c0-24-5-42-16-52-10-11-26-16-48-16s-39 4-49 11c-10 8-16 20-18 37l-52-5c9-54 49-80 120-80 38 0 66 8 85 25s28 42 28 75v128c0 15 2 26 6 33 4 8 11 11 22 11 4 0 10 0 16-1v31c-12 3-25 4-38 4-19 0-32-5-40-15-9-9-13-24-14-45h-2c-13 23-28 39-44 48-17 10-38 15-62 15zM3097 377c18 0 34-4 48-12s25-20 34-34c8-15 12-29 12-44v-25l-55 1c-23 1-40 3-53 7-12 5-21 12-27 21-7 9-10 21-10 36 0 16 4 28 13 37s21 13 38 13zM3323 409v-409h49v409zM3562 407c-16 4-32 7-50 7-39 0-59-23-59-68v-199h-34v-36h36l14-66h33v66h55v36h-55v189c0 14 3 24 8 30 4 5 12 8 24 8 6 0 16-1 28-4zM3642 270c0 35 7 61 22 79 14 19 34 28 62 28 21 0 39-4 51-13 13-8 22-19 27-32l43 12c-18 47-58 71-121 71-45 0-78-13-101-40-23-26-34-65-34-117 0-49 11-87 34-113s56-39 99-39c87 0 131 52 131 158v6zM3804 232c-3-31-11-54-24-68-13-15-32-22-57-22-24 0-43 8-57 24s-22 38-23 66zM3919 409v-228c0-21 0-44-2-70h47c2 34 2 54 2 61h2c8-26 17-43 27-52 10-10 25-14 44-14 6 0 13 1 20 2v46c-7-2-16-3-27-3-21 0-36 9-47 27-11 17-16 43-16 76v155zM4296 409v-189c0-20-2-35-6-46s-10-18-19-23c-8-5-21-7-37-7-24 0-43 8-57 24-13 17-20 39-20 68v173h-50v-235c0-34-1-55-2-63h47c1 1 1 3 1 7s0 9 1 14c0 6 0 16 0 30h2c11-21 24-35 39-44 15-8 33-12 56-12 33 0 56 8 72 24 15 16 22 43 22 80v199zM4459 270c0 35 7 61 21 79 14 19 35 28 62 28 22 0 39-4 52-13 12-8 21-19 26-32l44 12c-18 47-59 71-122 71-44 0-78-13-101-40-23-26-34-65-34-117 0-49 11-87 34-113s56-39 99-39c88 0 131 52 131 158v6zM4620 232c-2-31-10-54-24-68-13-15-32-22-57-22-24 0-43 8-57 24s-22 38-23 66z">
          <text:p/>
        </draw:path>
        <draw:polygon draw:style-name="gr3" draw:text-style-name="P3" draw:layer="layout" svg:width="8.854cm" svg:height="6.35cm" svg:x="36.195cm" svg:y="27.763cm" svg:viewBox="0 0 8855 6351" draw:points="0,6351 8855,6351 8855,0 0,0">
          <text:p/>
        </draw:polygon>
        <draw:polygon draw:style-name="gr1" draw:text-style-name="P1" draw:layer="layout" svg:width="8.854cm" svg:height="0.035cm" svg:x="36.195cm" svg:y="27.763cm" svg:viewBox="0 0 8855 36" draw:points="0,36 8855,36 8855,0 0,0">
          <text:p/>
        </draw:polygon>
        <draw:polygon draw:style-name="gr1" draw:text-style-name="P1" draw:layer="layout" svg:width="8.854cm" svg:height="0.035cm" svg:x="36.195cm" svg:y="34.078cm" svg:viewBox="0 0 8855 36" draw:points="0,36 8855,36 8855,0 0,0">
          <text:p/>
        </draw:polygon>
        <draw:polygon draw:style-name="gr1" draw:text-style-name="P1" draw:layer="layout" svg:width="0.035cm" svg:height="6.35cm" svg:x="36.195cm" svg:y="27.763cm" svg:viewBox="0 0 36 6351" draw:points="0,6351 36,6351 36,0 0,0">
          <text:p/>
        </draw:polygon>
        <draw:polygon draw:style-name="gr1" draw:text-style-name="P1" draw:layer="layout" svg:width="0.035cm" svg:height="6.35cm" svg:x="45.014cm" svg:y="27.763cm" svg:viewBox="0 0 36 6351" draw:points="0,6351 36,6351 36,0 0,0">
          <text:p/>
        </draw:polygon>
        <draw:path draw:style-name="gr1" draw:text-style-name="P1" draw:layer="layout" svg:width="4.954cm" svg:height="0.526cm" svg:x="38.151cm" svg:y="30.741cm" svg:viewBox="0 0 4955 527" svg:d="M0 48v-48h50v48zM0 410v-298h50v298zM299 410v-189c0-29-4-49-12-60s-22-17-43-17c-20 0-37 8-49 24-13 16-19 39-19 69v173h-49v-235c0-35-1-56-2-63h47c0 0 1 3 1 7s0 8 0 14c0 5 1 15 1 29h1c11-21 23-35 37-44 13-8 30-12 50-12 23 0 40 5 54 14 13 9 22 23 27 42h1c10-20 23-34 37-43 15-9 32-13 53-13 30 0 52 8 66 25 14 16 21 43 21 80v199h-49v-189c0-29-4-49-12-60s-23-17-43-17c-22 0-38 8-51 24-12 16-18 39-18 69v173zM672 415c-30 0-53-8-68-23-15-16-22-38-22-65 0-31 10-55 30-72 21-16 53-25 98-26l68-1v-17c0-24-6-41-16-52-10-10-26-15-48-15-23 0-39 3-49 11-10 7-16 19-18 36l-52-4c9-54 48-81 120-81 37 0 65 9 84 26s29 42 29 74v129c0 15 2 26 6 33s11 11 21 11c5 0 10-1 17-2v31c-13 3-26 5-39 5-18 0-31-5-40-15-8-10-13-25-14-46h-1c-13 23-28 39-45 49s-37 14-61 14zM683 378c18 0 34-4 49-13 14-8 25-19 33-34 8-14 13-29 13-44v-24l-55 1c-23 0-41 2-53 7-12 4-21 11-28 20-6 9-9 21-9 36 0 16 4 29 13 38 9 8 21 13 37 13zM1022 527c-32 0-58-6-77-19s-32-31-37-55l49-7c4 14 11 25 22 32 12 7 26 11 45 11 49 0 74-29 74-87v-48h-1c-9 19-22 34-38 43-17 10-36 15-58 15-36 0-63-12-80-36-18-25-26-63-26-115 0-53 9-91 28-117 18-25 46-37 84-37 21 0 40 4 55 14s27 24 36 41c0-5 1-15 2-28 0-14 1-21 2-22h47c-1 9-2 30-2 61v228c0 84-41 126-125 126zM1098 260c0-24-4-45-10-62-7-18-16-31-28-40-12-10-26-14-41-14-25 0-44 9-56 27-11 18-17 48-17 89s6 71 16 88c11 18 30 27 56 27 16 0 30-5 42-14s21-22 28-39c6-17 10-38 10-62zM1261 271c0 34 7 60 21 79s35 28 62 28c22 0 39-5 52-13 13-9 22-20 26-33l44 13c-18 47-59 70-122 70-44 0-78-13-100-39-23-26-35-65-35-117 0-49 12-87 35-114 22-26 56-39 99-39 87 0 131 53 131 158v7zM1422 233c-2-31-10-54-23-69-14-14-33-22-58-22-23 0-42 9-57 25-14 16-21 38-22 66zM1946 259c0 104-37 156-110 156-46 0-77-17-93-52h-1c0 2 1 18 1 47v117h-50v-355c0-30 0-51-1-60h48c0 0 0 3 1 7 0 5 0 12 1 21 0 9 0 16 0 20h1c9-19 21-32 35-41 15-9 34-13 58-13 37 0 64 12 82 37s28 63 28 116zM1893 260c0-41-5-71-17-89-11-17-28-26-53-26-20 0-35 4-46 12s-19 21-25 39c-6 17-9 40-9 68 0 39 6 68 18 87 13 18 33 27 62 27 24 0 42-9 53-27 12-18 17-48 17-91zM2259 260c0 53-11 91-34 117s-56 38-100 38-77-13-99-40c-23-26-34-65-34-115 0-102 45-154 134-154 46 0 80 13 101 38 22 25 32 63 32 116zM2207 260c0-41-6-71-18-89-12-19-33-29-62-29s-50 10-63 29-19 49-19 89 6 69 19 89c12 20 33 29 60 29 30 0 51-9 64-28s19-49 19-90zM2369 112v189c0 19 2 34 6 45 3 11 10 19 18 24 9 4 21 7 38 7 24 0 42-8 56-25 14-16 21-39 21-68v-172h49v234c0 35 1 56 2 64h-47c0-1-1-4-1-8s0-9 0-14-1-15-1-29h-1c-11 20-25 35-40 43-14 9-33 13-55 13-33 0-57-8-72-24-15-17-23-44-23-81v-198zM2635 410v-229c0-21 0-44-2-69h47c2 33 3 54 3 60h1c8-25 17-43 27-52s25-14 44-14c6 0 13 1 20 3v45c-7-2-16-3-27-3-20 0-36 9-47 27s-16 43-16 76v156zM3231 260c0 53-12 91-34 117-23 26-57 38-101 38-43 0-76-13-98-40-23-26-34-65-34-115 0-102 45-154 134-154 46 0 79 13 101 38 21 25 32 63 32 116zM3179 260c0-41-6-71-18-89-13-19-33-29-62-29s-50 10-63 29-19 49-19 89 6 69 19 89c12 20 32 29 60 29 30 0 51-9 63-28 13-19 20-49 20-90zM3341 112v189c0 19 2 34 5 45 4 11 10 19 19 24 8 4 21 7 38 7 23 0 42-8 56-25 14-16 20-39 20-68v-172h50v234c0 35 1 56 2 64h-47c0-1-1-4-1-8s0-9 0-14c-1-5-1-15-1-29h-1c-12 20-25 35-40 43-14 9-33 13-56 13-33 0-56-8-71-24-16-17-23-44-23-81v-198zM3737 410h-59l-108-298h53l66 194c2 7 8 29 18 65l10-32 11-33 68-194h52zM3889 410v-229c0-21 0-44-1-69h46c2 33 3 54 3 60h1c8-25 18-43 28-52s25-14 44-14c6 0 13 1 20 3v45c-7-2-16-3-27-3-21 0-36 9-47 27-12 18-17 43-17 76v156zM4153 415c-30 0-52-8-67-23-15-16-23-38-23-65 0-31 10-55 31-72 20-16 52-25 98-26l67-1v-17c0-24-5-41-15-52-11-10-27-15-49-15s-39 3-49 11c-10 7-16 19-18 36l-52-4c9-54 49-81 120-81 38 0 66 9 85 26s28 42 28 74v129c0 15 2 26 6 33s11 11 22 11c4 0 10-1 16-2v31c-12 3-25 5-39 5-18 0-31-5-39-15-9-10-13-25-15-46h-1c-13 23-28 39-44 49-17 10-38 14-62 14zM4164 378c18 0 35-4 49-13 14-8 25-19 33-34 9-14 13-29 13-44v-24l-55 1c-23 0-41 2-53 7-12 4-21 11-27 20-7 9-10 21-10 36 0 16 4 29 13 38 9 8 22 13 37 13zM4504 527c-33 0-58-6-78-19-19-13-31-31-37-55l50-7c3 14 10 25 22 32 11 7 26 11 44 11 50 0 74-29 74-87v-48c-10 19-22 34-39 43-16 10-35 15-57 15-37 0-63-12-81-36-17-25-26-63-26-115 0-53 10-91 28-117 19-25 47-37 84-37 22 0 40 4 55 14 16 10 28 24 36 41h1c0-5 0-15 1-28 0-14 1-21 2-22h48c-2 9-2 30-2 61v228c0 84-42 126-125 126zM4579 260c0-24-3-45-10-62-6-18-16-31-28-40-11-10-25-14-41-14-25 0-43 9-55 27s-17 48-17 89 5 71 16 88c11 18 29 27 56 27 15 0 29-5 41-14s22-22 28-39c7-17 10-38 10-62zM4742 271c0 34 7 60 22 79 14 19 34 28 62 28 21 0 38-5 51-13 13-9 22-20 27-33l43 13c-18 47-58 70-121 70-45 0-78-13-101-39s-35-65-35-117c0-49 12-87 35-114 23-26 56-39 99-39 87 0 131 53 131 158v7zM4904 233c-3-31-11-54-24-69-13-14-32-22-57-22-24 0-43 9-57 25s-22 38-23 66z">
          <text:p/>
        </draw:path>
        <draw:polygon draw:style-name="gr3" draw:text-style-name="P3" draw:layer="layout" svg:width="56.727cm" svg:height="6.033cm" svg:x="0.105cm" svg:y="43.038cm" svg:viewBox="0 0 56728 6034" draw:points="0,6034 56728,6034 56728,0 0,0">
          <text:p/>
        </draw:polygon>
        <draw:polygon draw:style-name="gr1" draw:text-style-name="P1" draw:layer="layout" svg:width="56.727cm" svg:height="0.036cm" svg:x="0.105cm" svg:y="43.038cm" svg:viewBox="0 0 56728 37" draw:points="0,37 56728,37 56728,0 0,0">
          <text:p/>
        </draw:polygon>
        <draw:polygon draw:style-name="gr1" draw:text-style-name="P1" draw:layer="layout" svg:width="56.727cm" svg:height="0.035cm" svg:x="0.105cm" svg:y="49.036cm" svg:viewBox="0 0 56728 36" draw:points="0,36 56728,36 56728,0 0,0">
          <text:p/>
        </draw:polygon>
        <draw:polygon draw:style-name="gr1" draw:text-style-name="P1" draw:layer="layout" svg:width="0.036cm" svg:height="6.033cm" svg:x="0.105cm" svg:y="43.038cm" svg:viewBox="0 0 37 6034" draw:points="0,6034 37,6034 37,0 0,0">
          <text:p/>
        </draw:polygon>
        <draw:path draw:style-name="gr1" draw:text-style-name="P1" draw:layer="layout" svg:width="3.869cm" svg:height="0.399cm" svg:x="26.545cm" svg:y="45.855cm" svg:viewBox="0 0 3870 400" svg:d="M300 122c0 37-12 66-35 88-24 22-57 33-98 33h-114v152h-53v-390h164c43 0 77 10 101 31 23 20 35 49 35 86zM247 122c0-50-30-74-90-74h-104v153h106c59 0 88-26 88-79zM382 395v-390h53v390zM533 395v-390h295v43h-242v125h225v42h-225v137h253v43zM1244 195c0 41-8 76-23 107-16 30-38 53-67 69-28 16-62 24-99 24h-146v-390h129c66 0 116 17 152 50s54 80 54 140zM1191 195c0-48-13-85-40-110-26-25-64-37-114-37h-75v304h87c28 0 53-6 75-19 22-12 38-30 50-54 11-23 17-52 17-84zM1808 195c0 41-8 76-24 107-15 30-37 53-66 69s-62 24-99 24h-146v-390h129c66 0 116 17 152 50s54 80 54 140zM1755 195c0-48-13-85-40-110-26-25-64-37-114-37h-75v304h87c28 0 53-6 75-19 21-12 38-30 50-54 11-23 17-52 17-84zM1881 395v-390h295v43h-242v125h225v42h-225v137h253v43zM2715 122c0 37-12 66-36 88s-56 33-97 33h-115v152h-53v-390h164c44 0 77 10 101 31 24 20 36 49 36 86zM2662 122c0-50-30-74-90-74h-105v153h107c59 0 88-26 88-79zM3025 395l-45-114h-177l-44 114h-55l159-390h59l156 390zM2892 45l-3 7c-4 16-11 36-20 59l-50 129h146l-50-129c-5-13-11-27-16-43zM3108 197c0-62 17-111 51-146 34-34 81-51 142-51 43 0 78 7 105 21 27 15 47 38 62 70l-50 15c-11-22-26-38-46-48-19-10-43-15-72-15-45 0-79 13-103 40s-35 65-35 114c0 51 12 89 37 118 26 28 60 42 105 42 25 0 49-4 71-11 21-8 39-19 53-32v-70h-116v-45h164v135c-20 21-45 37-75 49-30 11-62 17-97 17-41 0-76-8-105-24-30-16-52-40-68-70-15-31-23-66-23-109zM3565 395v-390h294v43h-242v125h226v42h-226v137h253v43z">
          <text:p/>
        </draw:path>
        <draw:polygon draw:style-name="gr3" draw:text-style-name="P3" draw:layer="layout" svg:width="10.583cm" svg:height="7.267cm" svg:x="8.819cm" svg:y="18.591cm" svg:viewBox="0 0 10584 7268" draw:points="0,7268 10584,7268 10584,0 0,0">
          <text:p/>
        </draw:polygon>
        <draw:polygon draw:style-name="gr1" draw:text-style-name="P1" draw:layer="layout" svg:width="10.583cm" svg:height="0.035cm" svg:x="8.819cm" svg:y="18.591cm" svg:viewBox="0 0 10584 36" draw:points="0,36 10584,36 10584,0 0,0">
          <text:p/>
        </draw:polygon>
        <draw:polygon draw:style-name="gr1" draw:text-style-name="P1" draw:layer="layout" svg:width="10.583cm" svg:height="0.035cm" svg:x="8.819cm" svg:y="25.823cm" svg:viewBox="0 0 10584 36" draw:points="0,36 10584,36 10584,0 0,0">
          <text:p/>
        </draw:polygon>
        <draw:polygon draw:style-name="gr1" draw:text-style-name="P1" draw:layer="layout" svg:width="0.035cm" svg:height="7.267cm" svg:x="8.819cm" svg:y="18.591cm" svg:viewBox="0 0 36 7268" draw:points="0,7268 36,7268 36,0 0,0">
          <text:p/>
        </draw:polygon>
        <draw:polygon draw:style-name="gr1" draw:text-style-name="P1" draw:layer="layout" svg:width="0.035cm" svg:height="7.267cm" svg:x="19.367cm" svg:y="18.591cm" svg:viewBox="0 0 36 7268" draw:points="0,7268 36,7268 36,0 0,0">
          <text:p/>
        </draw:polygon>
        <draw:path draw:style-name="gr1" draw:text-style-name="P1" draw:layer="layout" svg:width="4.534cm" svg:height="0.526cm" svg:x="11.85cm" svg:y="21.992cm" svg:viewBox="0 0 4535 527" svg:d="M0 410v-390h52v390zM316 410v-190c0-29-4-49-12-60s-22-17-43-17-37 8-50 24c-12 17-18 39-18 69v174h-50v-236c0-34 0-56-1-63h47c0 0 0 3 0 7 1 4 1 9 1 14s0 15 1 29h1c11-21 23-35 37-43 13-9 30-13 50-13 22 0 40 5 53 14 14 9 23 23 28 42h1c10-19 22-34 37-43 15-8 32-13 53-13 30 0 52 8 66 25 14 16 21 43 21 80v200h-50v-190c0-29-3-49-11-60s-23-17-43-17c-22 0-39 8-51 24-12 17-18 39-18 69v174zM689 415c-30 0-53-8-68-23-15-16-22-39-22-66 0-31 10-55 30-71 20-17 53-26 98-27l67-1v-17c0-24-5-41-15-52-10-10-27-15-49-15s-38 3-48 11c-10 7-16 20-18 36l-52-4c8-54 48-81 120-81 37 0 65 9 84 26s29 42 29 74v129c0 15 1 26 5 34 4 7 11 11 22 11 5 0 10-1 17-2v31c-13 3-26 5-39 5-18 0-32-5-40-15s-13-25-14-46h-2c-12 23-27 40-44 49-17 10-37 14-61 14zM700 378c18 0 34-4 48-12 15-10 26-21 34-35 8-15 12-30 12-45v-24l-54 1c-23 0-41 3-53 7s-22 11-28 20c-6 10-10 21-10 36 0 16 5 29 14 39 8 9 21 13 37 13zM1039 527c-32 0-58-6-77-19-20-13-32-31-38-55l50-7c3 14 11 25 22 32 12 8 26 11 45 11 49 0 74-29 74-87v-49h-1c-9 20-22 35-38 44-17 10-36 15-58 15-36 0-63-12-80-36-18-26-26-64-26-116s9-91 28-117c18-25 46-37 84-37 21 0 39 5 55 14 15 10 27 24 36 41 0-5 1-15 1-28 1-14 2-21 2-22h48c-1 10-2 30-2 61v229c0 84-41 126-125 126zM1115 260c0-25-4-46-10-63-7-18-16-31-28-40-12-10-26-14-41-14-26 0-44 9-56 27-11 19-17 48-17 90 0 40 5 70 16 87 11 19 30 28 56 28 16 0 29-4 42-15 12-9 21-22 28-39 6-17 10-38 10-61zM1278 270c0 34 7 61 21 79 14 20 35 29 62 29 22 0 39-4 52-13 13-10 22-21 26-34l44 13c-18 48-59 71-122 71-44 0-78-13-101-39-23-27-34-66-34-118 0-49 11-87 34-113 23-27 56-40 99-40 88 0 132 53 132 158v7zM1439 232c-2-31-10-54-23-69-14-14-33-21-58-21-24 0-43 8-57 24s-22 38-23 66zM1898 361c-9 20-21 34-36 42s-34 12-57 12c-37 0-65-12-83-38-17-26-26-64-26-116 0-104 36-156 109-156 23 0 42 4 57 13 15 8 27 21 36 39h1l-1-34v-123h50v347c0 32 1 53 2 63h-48c0-3-1-10-2-21 0-10 0-19 0-28zM1748 260c0 41 5 71 17 89 11 19 28 28 53 28 28 0 49-10 61-30 13-20 19-50 19-91 0-39-6-69-19-87-12-18-33-27-60-27-25 0-43 9-54 27-12 19-17 49-17 91zM2062 270c0 34 7 61 21 79 14 20 35 29 62 29 22 0 39-4 52-13 13-10 21-21 26-34l44 13c-18 48-59 71-122 71-44 0-78-13-101-39-23-27-34-66-34-118 0-49 11-87 34-113 23-27 56-40 99-40 88 0 131 53 131 158v7zM2223 232c-2-31-10-54-24-69-13-14-32-21-57-21-24 0-43 8-57 24s-22 38-23 66zM2494 410v-410h49v410zM2654 143h-38l-6-123h50zM2802 415c-29 0-52-8-67-23-15-16-22-39-22-66 0-31 10-55 30-71 20-17 53-26 98-27l67-1v-17c0-24-5-41-15-52-10-10-27-15-49-15s-38 3-48 11c-11 7-17 20-18 36l-52-4c8-54 48-81 119-81 38 0 66 9 85 26s28 42 28 74v129c0 15 2 26 6 34 4 7 11 11 22 11 5 0 10-1 17-2v31c-13 3-26 5-39 5-18 0-32-5-40-15s-13-25-14-46h-2c-13 23-27 40-44 49-17 10-37 14-62 14zM2814 378c18 0 34-4 48-12 14-10 26-21 34-35 8-15 12-30 12-45v-24l-54 1c-23 0-41 3-53 7s-22 11-28 20c-6 10-10 21-10 36 0 16 5 29 14 39 8 9 21 13 37 13zM3041 410v-230c0-21 0-44-2-69h47c2 33 3 54 3 60h1c8-25 17-42 27-52 10-9 25-14 44-14 6 0 13 1 20 3v45c-7-2-16-3-27-3-20 0-36 9-47 27s-16 43-16 76v157zM3343 408c-17 4-33 6-51 6-39 0-59-22-59-69v-199h-34v-35h36l14-67h34v67h55v35h-55v189c0 14 2 24 7 31 4 6 13 9 24 9 7 0 16-2 29-4zM3385 47v-47h49v47zM3385 410v-299h49v299zM3733 326c0 28-10 51-31 67-21 15-51 22-89 22-37 0-66-6-86-18s-34-31-39-58l43-9c5 16 13 28 27 36 13 8 31 11 55 11 25 0 43-3 55-11 12-9 18-21 18-36 0-12-5-21-13-29-8-7-21-13-39-18l-36-9c-28-7-48-15-60-22s-22-15-29-25c-6-10-10-23-10-38 0-27 10-47 29-62 20-14 48-21 85-21 33 0 59 5 79 17 19 12 31 30 36 56l-44 6c-3-14-11-24-22-31-12-7-28-11-49-11-22 0-39 4-49 10-11 7-16 18-16 32 0 8 2 15 6 20 5 6 11 11 20 15 9 3 27 9 54 15 27 7 46 13 57 19 12 5 21 12 28 18 6 7 11 15 15 24s5 19 5 30zM3868 415c-30 0-52-8-67-23-15-16-23-39-23-66 0-31 10-55 30-71 21-17 53-26 99-27l67-1v-17c0-24-5-41-16-52-10-10-26-15-48-15-23 0-39 3-49 11-10 7-16 20-18 36l-52-4c9-54 49-81 120-81 37 0 66 9 85 26 18 17 29 42 29 74v129c0 15 2 26 6 34 4 7 11 11 22 11 4 0 10-1 16-2v31c-12 3-25 5-39 5-19 0-32-5-40-15-9-10-13-25-15-46h-1c-13 23-28 40-45 49-16 10-37 14-61 14zM3880 378c18 0 34-4 48-12 14-10 25-21 33-35 9-15 13-30 13-45v-24l-55 1c-23 0-41 3-53 7s-21 11-28 20c-6 10-9 21-9 36 0 16 4 29 13 39 9 9 21 13 38 13zM4296 410v-190c0-20-2-35-6-46s-10-19-18-24c-9-4-21-7-38-7-23 0-42 8-56 25-14 16-21 39-21 68v174h-49v-236c0-34-1-56-2-63h47c0 0 0 3 1 7 0 4 0 9 0 14s1 15 1 29h1c12-20 25-35 40-43 14-9 33-13 55-13 33 0 57 8 72 24 15 17 23 43 23 81v200zM4535 408c-16 4-33 6-50 6-40 0-60-22-60-69v-199h-34v-35h36l15-67h33v67h55v35h-55v189c0 14 2 24 7 31 5 6 13 9 24 9 7 0 16-2 29-4z">
          <text:p/>
        </draw:path>
        <draw:polygon draw:style-name="gr3" draw:text-style-name="P3" draw:layer="layout" svg:width="8.855cm" svg:height="6.35cm" svg:x="10.195cm" svg:y="27.975cm" svg:viewBox="0 0 8856 6351" draw:points="0,6351 8856,6351 8856,0 0,0">
          <text:p/>
        </draw:polygon>
        <draw:polygon draw:style-name="gr1" draw:text-style-name="P1" draw:layer="layout" svg:width="8.855cm" svg:height="0.035cm" svg:x="10.195cm" svg:y="27.975cm" svg:viewBox="0 0 8856 36" draw:points="0,36 8856,36 8856,0 0,0">
          <text:p/>
        </draw:polygon>
        <draw:polygon draw:style-name="gr1" draw:text-style-name="P1" draw:layer="layout" svg:width="8.855cm" svg:height="0.035cm" svg:x="10.195cm" svg:y="34.29cm" svg:viewBox="0 0 8856 36" draw:points="0,36 8856,36 8856,0 0,0">
          <text:p/>
        </draw:polygon>
        <draw:polygon draw:style-name="gr1" draw:text-style-name="P1" draw:layer="layout" svg:width="0.035cm" svg:height="6.35cm" svg:x="10.195cm" svg:y="27.975cm" svg:viewBox="0 0 36 6351" draw:points="0,6351 36,6351 36,0 0,0">
          <text:p/>
        </draw:polygon>
        <draw:polygon draw:style-name="gr1" draw:text-style-name="P1" draw:layer="layout" svg:width="0.036cm" svg:height="6.35cm" svg:x="19.014cm" svg:y="27.975cm" svg:viewBox="0 0 37 6351" draw:points="0,6351 37,6351 37,0 0,0">
          <text:p/>
        </draw:polygon>
        <draw:path draw:style-name="gr1" draw:text-style-name="P1" draw:layer="layout" svg:width="5.424cm" svg:height="0.527cm" svg:x="11.917cm" svg:y="30.952cm" svg:viewBox="0 0 5425 528" svg:d="M0 48v-48h49v48zM0 410v-299h49v299zM299 410v-190c0-29-4-49-12-60s-22-16-43-16-38 8-50 24-18 39-18 68v174h-50v-235c0-35-1-56-2-64h47c1 1 1 3 1 7s0 9 1 14c0 6 0 16 0 30h2c10-21 22-36 36-44s31-12 51-12c22 0 40 4 53 13s23 23 28 43c10-20 23-34 38-43 14-9 32-13 53-13 30 0 52 8 65 24 14 17 21 43 21 80v200h-49v-190c0-29-4-49-12-60s-22-16-43-16-38 8-50 24-18 39-18 68v174zM671 416c-30 0-52-8-67-24s-23-37-23-66c0-31 10-54 31-71 20-16 53-25 98-26l67-1v-17c0-24-5-42-15-52-11-11-27-16-49-16s-39 4-49 11c-10 8-16 20-18 37l-51-5c8-53 48-80 119-80 38 0 66 8 85 25s28 42 28 75v128c0 16 2 27 6 35 4 7 11 11 22 11 4 0 10-1 16-2v31c-12 3-25 4-38 4-19 0-32-5-40-14-9-10-13-25-14-46h-2c-13 23-28 39-44 49-17 9-38 14-62 14zM683 378c18 0 34-4 48-12s25-20 34-35c8-14 12-29 12-44v-25l-55 1c-23 1-40 3-52 8-13 4-22 11-28 20-7 9-10 21-10 36 0 16 4 29 13 38s22 13 38 13zM1022 528c-33 0-58-7-78-19-19-13-31-31-37-55l50-7c3 14 10 24 22 32 11 7 26 11 44 11 50 0 74-29 74-87v-48c-9 19-22 33-39 43-16 10-35 15-57 15-37 0-63-12-81-37-17-24-26-63-26-115 0-53 10-92 28-117 19-25 47-38 84-38 22 0 40 5 55 15 16 10 28 23 36 41h1c0-6 0-15 1-29 1-13 1-21 2-22h48c-2 10-2 31-2 62v229c0 84-42 126-125 126zM1097 260c0-24-3-45-10-63-6-17-16-30-27-40-12-9-26-14-42-14-25 0-43 9-55 28-12 18-17 48-17 89s5 70 16 89c11 18 29 27 56 27 15 0 29-5 41-14s22-23 28-40c7-18 10-38 10-62zM1260 271c0 34 7 60 22 80 14 18 34 27 62 27 21 0 39-4 51-12 13-9 22-20 27-34l43 12c-18 48-58 72-121 72-44 0-78-13-101-39-23-27-34-67-34-119 0-49 11-87 34-113s56-39 99-39c87 0 131 52 131 158v7zM1422 232c-3-31-11-54-24-68-13-15-32-22-57-22-24 0-43 8-57 24-14 17-22 39-23 66zM1946 259c0 105-37 157-110 157-46 0-76-17-92-52h-2c1 2 1 17 1 47v117h-49v-356c0-31-1-51-2-61h48c0 1 1 4 1 8s1 11 1 21c0 9 1 16 1 19h1c9-18 20-32 35-40 14-9 33-13 57-13 37 0 65 12 83 37 18 24 27 63 27 116zM1894 260c0-41-6-71-17-89s-29-27-53-27c-20 0-36 4-47 13-11 8-19 21-25 38-6 18-9 41-9 69 0 39 6 68 19 87 12 19 33 28 61 28 25 0 43-9 54-27 11-19 17-49 17-92zM2260 260c0 52-12 92-35 118-23 25-56 38-100 38s-77-13-99-40-33-66-33-116c0-103 45-154 134-154 45 0 79 12 100 37 22 25 33 64 33 117zM2207 260c0-41-6-71-18-90s-33-28-62-28-50 10-62 29c-13 19-20 49-20 89 0 39 7 69 19 90 13 19 33 29 61 29 29 0 51-10 63-29 13-20 19-50 19-90zM2369 111v189c0 20 2 35 6 47 4 11 10 18 19 23 8 5 21 7 37 7 24 0 43-8 57-24 13-17 20-40 20-69v-173h50v235c0 35 0 57 2 64h-47c-1-1-1-3-1-7s-1-9-1-14 0-15-1-30h-1c-11 21-24 35-39 44s-34 13-56 13c-33 0-57-8-72-25-15-16-22-43-22-81v-199zM2636 410v-229c0-21-1-44-2-70h47c1 34 2 54 2 61h1c8-25 17-43 28-52 10-10 24-14 43-14 7 0 13 1 20 2v46c-7-2-15-3-26-3-21 0-37 9-48 27-10 17-16 43-16 76v156zM3017 259c0 40 6 69 19 89 12 19 31 29 56 29 18 0 32-5 44-14 12-10 20-26 22-46l50 4c-3 29-16 52-36 69-21 17-47 26-78 26-42 0-74-13-96-40-22-26-33-66-33-116s11-89 33-115 54-39 95-39c31 0 56 8 76 23 20 16 33 38 38 65l-51 4c-3-16-9-29-20-39-10-10-25-15-45-15-26 0-45 9-56 27-12 17-18 46-18 88zM3311 162c10-20 23-34 38-43s34-13 57-13c33 0 56 8 72 24 15 16 22 43 22 80v200h-49v-190c0-21-2-36-6-46-4-11-10-18-19-23s-21-7-37-7c-23 0-42 8-56 24s-21 38-21 66v176h-50v-410h50v107c0 11 0 22-1 34 0 12-1 19-1 21zM3651 416c-30 0-52-8-67-24s-23-37-23-66c0-31 10-54 30-71 21-16 53-25 99-26l67-1v-17c0-24-5-42-16-52-10-11-26-16-48-16-23 0-39 4-49 11-10 8-16 20-18 37l-52-5c9-53 49-80 120-80 37 0 66 8 85 25 18 17 28 42 28 75v128c0 16 2 27 6 35 4 7 11 11 21 11 5 0 11-1 17-2v31c-12 3-25 4-39 4-18 0-31-5-40-14-8-10-13-25-14-46h-1c-13 23-28 39-45 49-16 9-37 14-61 14zM3662 378c19 0 35-4 49-12s25-20 33-35c9-14 13-29 13-44v-25l-55 1c-23 1-41 3-53 8-12 4-21 11-28 20-6 9-9 21-9 36 0 16 4 29 13 38s21 13 37 13zM3890 410v-229c0-21-1-44-2-70h47c1 34 2 54 2 61h1c8-25 17-43 28-52 10-10 24-14 43-14 7 0 13 1 20 2v46c-7-2-15-3-26-3-21 0-37 9-48 27-10 17-16 43-16 76v156zM4329 259c0 105-37 157-110 157-46 0-77-17-92-52h-2c1 2 1 17 1 47v117h-50v-356c0-31 0-51-1-61h48c0 1 0 4 1 8 0 4 1 11 1 21 0 9 1 16 1 19h1c8-18 20-32 35-40 14-9 33-13 57-13 37 0 64 12 83 37 18 24 27 63 27 116zM4277 260c0-41-6-71-17-89s-29-27-53-27c-20 0-36 4-47 13-11 8-19 21-25 38-6 18-9 41-9 69 0 39 6 68 19 87 12 19 33 28 61 28 25 0 43-9 54-27 11-19 17-49 17-92zM4428 271c0 34 7 60 21 80 15 18 35 27 62 27 22 0 39-4 52-12 13-9 22-20 27-34l43 12c-18 48-58 72-122 72-44 0-77-13-100-39-23-27-35-67-35-119 0-49 12-87 35-113s56-39 99-39c87 0 131 52 131 158v7zM4590 232c-3-31-11-54-24-68-13-15-32-22-57-22-24 0-43 8-57 24-15 17-22 39-23 66zM4893 410v-190c0-19-2-35-5-46-4-10-10-18-19-23-8-5-21-7-37-7-24 0-43 8-57 24-14 17-21 39-21 68v174h-49v-235c0-35-1-56-2-64h47c0 1 1 3 1 7s0 9 0 14c1 6 1 16 1 30h1c12-21 25-35 40-44 15-8 33-12 56-12 32 0 56 8 71 24s23 43 23 80v200zM5132 408c-16 5-33 7-50 7-40 0-60-23-60-68v-200h-34v-36h37l14-66h33v66h55v36h-55v189c0 15 2 25 7 31 5 5 13 8 24 8 7 0 17-1 29-4zM5212 271c0 34 7 60 21 80 14 18 35 27 62 27 22 0 39-4 52-12 13-9 22-20 26-34l44 12c-18 48-59 72-122 72-44 0-77-13-100-39-23-27-35-67-35-119 0-49 12-87 35-113s56-39 99-39c87 0 131 52 131 158v7zM5373 232c-2-31-10-54-23-68-13-15-33-22-58-22-23 0-42 8-57 24-14 17-21 39-22 66z">
          <text:p/>
        </draw:path>
        <draw:polygon draw:style-name="gr3" draw:text-style-name="P3" draw:layer="layout" svg:width="8.855cm" svg:height="6.35cm" svg:x="23.353cm" svg:y="27.834cm" svg:viewBox="0 0 8856 6351" draw:points="0,6351 8856,6351 8856,0 0,0">
          <text:p/>
        </draw:polygon>
        <draw:polygon draw:style-name="gr1" draw:text-style-name="P1" draw:layer="layout" svg:width="8.855cm" svg:height="0.035cm" svg:x="23.353cm" svg:y="27.834cm" svg:viewBox="0 0 8856 36" draw:points="0,36 8856,36 8856,0 0,0">
          <text:p/>
        </draw:polygon>
        <draw:polygon draw:style-name="gr1" draw:text-style-name="P1" draw:layer="layout" svg:width="8.855cm" svg:height="0.036cm" svg:x="23.353cm" svg:y="34.148cm" svg:viewBox="0 0 8856 37" draw:points="0,37 8856,37 8856,0 0,0">
          <text:p/>
        </draw:polygon>
        <draw:polygon draw:style-name="gr1" draw:text-style-name="P1" draw:layer="layout" svg:width="0.036cm" svg:height="6.35cm" svg:x="23.353cm" svg:y="27.834cm" svg:viewBox="0 0 37 6351" draw:points="0,6351 37,6351 37,0 0,0">
          <text:p/>
        </draw:polygon>
        <draw:polygon draw:style-name="gr1" draw:text-style-name="P1" draw:layer="layout" svg:width="0.035cm" svg:height="6.35cm" svg:x="32.173cm" svg:y="27.834cm" svg:viewBox="0 0 36 6351" draw:points="0,6351 36,6351 36,0 0,0">
          <text:p/>
        </draw:polygon>
        <draw:path draw:style-name="gr1" draw:text-style-name="P1" draw:layer="layout" svg:width="5.581cm" svg:height="0.527cm" svg:x="24.997cm" svg:y="30.811cm" svg:viewBox="0 0 5582 528" svg:d="M0 48v-48h50v48zM0 409v-298h50v298zM300 409v-189c0-29-4-49-12-60s-22-16-43-16-37 8-50 24c-12 16-18 39-18 68v173h-50v-234c0-35 0-56-1-64h47c0 1 0 3 0 7 1 4 1 9 1 14 0 6 0 16 1 30h1c11-21 23-36 37-44 13-8 30-12 50-12 22 0 40 4 53 13 14 9 23 23 28 43h1c10-20 22-34 37-43s32-13 53-13c30 0 52 8 66 24 14 17 20 43 20 80v199h-49v-189c0-29-4-49-11-60-8-11-23-16-43-16-22 0-39 8-51 24s-18 39-18 68v173zM672 415c-29 0-52-8-67-24s-22-37-22-65c0-31 10-54 30-71s53-25 98-26l67-2v-16c0-24-5-42-15-52-10-11-27-16-49-16s-38 4-48 11c-11 8-16 20-18 37l-52-5c8-54 48-80 119-80 38 0 66 8 85 25s28 42 28 75v128c0 15 2 26 6 33 4 8 11 11 22 11 5 0 10 0 17-1v31c-13 3-26 4-39 4-18 0-32-5-40-15-8-9-13-24-14-45h-2c-13 23-27 39-44 49-17 9-37 14-62 14zM684 377c18 0 34-4 48-12s26-20 34-34 12-29 12-45v-24l-54 1c-23 1-41 3-53 7-12 5-22 12-28 21s-10 21-10 36c0 16 5 28 14 37 8 9 21 13 37 13zM1023 528c-32 0-58-7-77-20-20-12-32-32-38-55l50-7c3 14 11 24 22 32 11 7 26 12 45 12 49 0 74-30 74-88v-48h-1c-9 19-22 33-38 43-17 10-36 15-58 15-36 0-63-13-80-37-18-24-26-62-26-115 0-52 9-91 28-116 18-25 46-38 84-38 21 0 39 5 55 15 15 9 27 23 36 41 0-6 0-15 1-29 1-13 2-21 2-22h48c-1 10-2 31-2 62v228c0 84-42 127-125 127zM1099 260c0-24-4-45-10-63-7-17-16-30-28-40-12-9-26-14-41-14-26 0-44 9-56 28-11 18-17 48-17 89s5 70 16 88 30 27 56 27c16 0 29-5 42-14 12-9 21-23 28-40 6-17 10-37 10-61zM1262 270c0 35 7 61 21 80 14 18 35 27 62 27 22 0 39-4 52-13 13-8 21-19 26-32l44 12c-18 47-59 71-122 71-44 0-78-13-101-40-23-26-34-65-34-117 0-49 11-87 34-113s56-39 99-39c88 0 131 52 131 158v6zM1423 232c-2-31-10-54-23-68-14-15-33-22-58-22-24 0-43 8-57 24s-22 38-23 66zM1946 259c0 104-36 156-109 156-46 0-77-17-93-52h-2c1 1 1 17 1 47v118h-49v-356c0-31-1-51-2-61h48c1 1 1 3 1 8 1 4 1 11 1 21 1 9 1 15 1 19h1c9-18 21-32 35-40 15-9 34-13 58-13 36 0 64 12 82 37 18 24 27 63 27 116zM1894 260c0-42-6-71-17-89s-29-27-53-27c-20 0-35 4-46 13-11 8-20 21-26 38-6 18-9 41-9 69 0 39 7 68 19 86 13 19 33 28 61 28 25 0 43-9 54-27s17-48 17-91zM2260 260c0 52-11 91-34 117-23 25-57 38-100 38-44 0-77-13-99-40-23-27-34-65-34-115 0-103 45-154 134-154 46 0 79 12 101 37 21 25 32 64 32 117zM2208 260c0-41-6-71-19-90-12-19-32-28-61-28s-50 10-63 29-19 49-19 89c0 39 6 69 19 88 12 20 32 30 60 30 30 0 51-10 64-29 12-19 19-49 19-89zM2370 111v189c0 20 2 35 5 46 4 11 10 18 19 23 8 5 21 7 37 7 24 0 43-8 57-24 14-17 21-39 21-68v-173h49v234c0 35 1 57 2 64h-47c0-1-1-3-1-7s0-9 0-14c-1-5-1-15-1-30h-1c-12 21-25 35-40 44s-33 13-56 13c-32 0-56-8-71-25-15-16-23-43-23-80v-199zM2636 409v-228c0-21-1-45-2-70h47c2 34 2 54 2 61h1c9-26 18-43 28-52 10-10 25-14 44-14 6 0 13 1 19 2v46c-6-2-15-3-26-3-21 0-36 9-47 27-11 17-16 43-16 76v155zM3017 259c0 40 7 69 19 88 13 19 31 29 56 29 18 0 33-5 45-15 12-9 19-24 21-44l51 4c-4 28-16 51-37 68-20 17-46 26-78 26-42 0-74-13-96-40-22-26-32-65-32-115s11-89 33-115 53-39 94-39c31 0 56 7 76 23s33 38 38 65l-51 4c-2-16-9-29-19-39-11-10-26-15-45-15-26 0-45 9-57 26-12 18-18 47-18 89zM3514 260c0 52-11 91-34 117-23 25-57 38-101 38-43 0-76-13-98-40-23-27-34-65-34-115 0-103 45-154 134-154 46 0 79 12 101 37 21 25 32 64 32 117zM3462 260c0-41-6-71-19-90-12-19-32-28-61-28s-50 10-63 29-19 49-19 89c0 39 6 69 19 88 12 20 32 30 60 30 30 0 51-10 64-29 12-19 19-49 19-89zM3624 111v189c0 20 2 35 5 46 4 11 10 18 19 23 8 5 21 7 37 7 24 0 43-8 57-24 14-17 21-39 21-68v-173h49v234c0 35 1 57 2 64h-47c0-1-1-3-1-7s0-9 0-14c-1-5-1-15-1-30h-1c-12 21-25 35-40 44s-33 13-56 13c-32 0-56-8-71-25-15-16-23-43-23-80v-199zM4020 409h-59l-108-298h53l66 194c2 7 8 29 18 65l10-32 11-32 67-195h53zM4209 270c0 35 7 61 21 80 14 18 35 27 62 27 22 0 39-4 52-13 13-8 22-19 27-32l43 12c-18 47-58 71-122 71-44 0-77-13-100-40-23-26-35-65-35-117 0-49 12-87 35-113s56-39 99-39c87 0 131 52 131 158v6zM4371 232c-3-31-11-54-24-68-13-15-32-22-57-22-24 0-43 8-57 24-15 16-22 38-23 66zM4486 409v-228c0-21-1-45-2-70h47c1 34 2 54 2 61h1c8-26 18-43 28-52 10-10 25-14 43-14 7 0 14 1 20 2v46c-6-2-15-3-26-3-21 0-36 9-47 27-11 17-17 43-17 76v155zM4787 407c-16 5-33 7-50 7-40 0-59-23-59-68v-199h-35v-36h37l14-67h33v67h55v36h-55v188c0 15 3 25 7 31 5 5 13 8 25 8 6 0 16-1 28-4zM4878 111v189c0 20 2 35 5 46 4 11 11 18 19 23s21 7 37 7c24 0 43-8 57-24 14-17 21-39 21-68v-173h49v234c0 35 1 57 2 64h-47c0-1-1-3-1-7s0-9 0-14c-1-5-1-15-1-30h-1c-12 21-25 35-40 44s-33 13-56 13c-32 0-56-8-71-25-15-16-23-43-23-80v-199zM5144 409v-228c0-21-1-45-2-70h47c2 34 2 54 2 61h1c9-26 18-43 28-52 10-10 25-14 44-14 6 0 13 1 19 2v46c-6-2-15-3-26-3-21 0-36 9-47 27-11 17-16 43-16 76v155zM5369 270c0 35 7 61 21 80 14 18 35 27 62 27 22 0 39-4 52-13 13-8 22-19 26-32l44 12c-18 47-59 71-122 71-44 0-78-13-101-40-22-26-34-65-34-117 0-49 12-87 34-113 23-26 56-39 99-39 88 0 132 52 132 158v6zM5530 232c-2-31-10-54-23-68-14-15-33-22-58-22-24 0-43 8-57 24s-21 38-23 66z">
          <text:p/>
        </draw:path>
        <draw:polygon draw:style-name="gr3" draw:text-style-name="P3" draw:layer="layout" svg:width="8.855cm" svg:height="6.35cm" svg:x="17.497cm" svg:y="36.053cm" svg:viewBox="0 0 8856 6351" draw:points="0,6351 8856,6351 8856,0 0,0">
          <text:p/>
        </draw:polygon>
        <draw:polygon draw:style-name="gr1" draw:text-style-name="P1" draw:layer="layout" svg:width="8.855cm" svg:height="0.036cm" svg:x="17.497cm" svg:y="36.053cm" svg:viewBox="0 0 8856 37" draw:points="0,37 8856,37 8856,0 0,0">
          <text:p/>
        </draw:polygon>
        <draw:polygon draw:style-name="gr1" draw:text-style-name="P1" draw:layer="layout" svg:width="8.855cm" svg:height="0.035cm" svg:x="17.497cm" svg:y="42.368cm" svg:viewBox="0 0 8856 36" draw:points="0,36 8856,36 8856,0 0,0">
          <text:p/>
        </draw:polygon>
        <draw:polygon draw:style-name="gr1" draw:text-style-name="P1" draw:layer="layout" svg:width="0.036cm" svg:height="6.35cm" svg:x="17.497cm" svg:y="36.053cm" svg:viewBox="0 0 37 6351" draw:points="0,6351 37,6351 37,0 0,0">
          <text:p/>
        </draw:polygon>
        <draw:polygon draw:style-name="gr1" draw:text-style-name="P1" draw:layer="layout" svg:width="0.035cm" svg:height="6.35cm" svg:x="26.317cm" svg:y="36.053cm" svg:viewBox="0 0 36 6351" draw:points="0,6351 36,6351 36,0 0,0">
          <text:p/>
        </draw:polygon>
        <draw:path draw:style-name="gr1" draw:text-style-name="P1" draw:layer="layout" svg:width="6.49cm" svg:height="0.526cm" svg:x="18.686cm" svg:y="39.031cm" svg:viewBox="0 0 6491 527" svg:d="M0 47v-47h50v47zM0 410v-299h50v299zM299 410v-189c0-29-4-49-12-60-8-12-22-18-43-18s-37 8-49 26c-13 16-19 39-19 68v173h-50v-235c0-35 0-56-1-64h47c0 1 0 3 1 7 0 4 0 9 0 14s0 15 1 31h1c11-22 23-37 37-45 13-9 30-13 50-13 23 0 40 5 54 14 13 9 22 23 27 44h1c10-21 22-36 37-44 15-9 32-14 53-14 30 0 52 8 66 25 14 16 21 44 21 81v199h-49v-189c0-29-4-49-12-60-8-12-22-18-43-18-22 0-39 8-51 26-12 16-18 39-18 68v173zM672 416c-30 0-53-8-68-24s-22-38-22-65c0-31 10-55 30-71 20-17 53-26 98-27l67-1v-16c0-25-5-42-15-52-10-12-26-17-48-17-23 0-39 4-49 11-10 9-16 21-18 37l-52-4c8-55 48-82 120-82 37 0 65 9 84 26s29 43 29 76v128c0 15 2 26 5 33 4 8 12 11 22 11 5 0 10 0 17-1v30c-13 3-26 5-39 5-18 0-32-5-40-15s-13-25-14-45h-2c-12 23-27 39-44 48-17 10-37 15-61 15zM683 378c18 0 34-4 48-12 15-9 26-20 34-34 8-15 12-29 12-45v-24l-54 1c-23 0-41 3-53 7-12 5-21 11-28 21-6 9-10 21-10 35 0 17 5 29 14 38s21 13 37 13zM1022 527c-32 0-58-6-77-19-20-13-32-31-37-54l49-8c3 14 11 25 22 32 12 8 26 11 45 11 49 0 74-29 74-87v-48h-1c-9 19-22 34-38 44-17 9-36 14-58 14-36 0-63-12-80-36-18-24-26-63-26-115s9-91 28-117c18-26 46-38 84-38 21 0 39 5 55 14 15 10 27 24 36 43 0-6 1-17 1-30 1-14 2-21 3-22h47c-1 10-2 30-2 63v227c0 84-41 126-125 126zM1098 261c0-25-4-45-10-63-7-17-16-31-28-40-12-10-26-15-41-15-25 0-44 9-55 28-12 19-18 49-18 90 0 40 6 70 16 88 11 17 30 26 56 26 16 0 30-4 42-13 12-10 21-23 28-40 6-17 10-37 10-61zM1261 271c0 34 7 61 21 79 14 19 35 28 62 28 22 0 39-4 52-13 13-8 22-19 26-33l44 13c-18 47-59 71-122 71-44 0-78-14-100-40-23-26-35-65-35-117 0-49 12-87 35-114 22-27 55-40 98-40 88 0 132 54 132 160v6zM1422 233c-2-31-10-54-23-69-14-15-33-22-58-22-24 0-43 8-57 25-14 16-21 38-23 66zM1945 260c0 104-36 156-109 156-46 0-77-18-93-52h-1c0 1 1 17 1 47v116h-50v-355c0-31-1-51-2-61h48c1 1 1 3 1 8 1 4 1 11 2 20 0 10 0 16 0 21h1c9-20 21-33 35-42 15-8 34-13 58-13 37 0 64 13 82 37 18 26 27 65 27 118zM1893 261c0-42-5-72-17-89-11-19-29-28-53-28-20 0-35 4-46 13s-20 21-26 39c-5 17-8 40-8 69 0 38 6 67 18 86 13 18 33 28 62 28 24 0 42-9 53-27 12-18 17-49 17-91zM2259 261c0 52-11 91-34 116-23 26-57 39-100 39-44 0-77-14-99-40-23-27-34-65-34-115 0-103 45-156 134-156 46 0 79 13 101 38 21 26 32 65 32 118zM2207 261c0-41-6-71-18-90-13-20-33-29-62-29s-50 9-63 29c-13 19-19 49-19 90 0 39 6 68 19 88 12 20 33 30 60 30 30 0 51-10 64-29 12-19 19-49 19-89zM2369 111v190c0 19 2 35 6 45 3 11 10 19 18 24 9 5 21 7 38 7 23 0 42-8 56-25 14-16 21-39 21-68v-173h49v235c0 35 1 56 2 64h-47c0-1-1-4-1-8s0-8 0-13c0-6-1-16-1-30h-1c-12 20-25 35-40 44-14 8-33 13-56 13-32 0-56-9-71-25s-23-43-23-81v-199zM2635 410v-229c0-21 0-45-2-70h47c2 34 2 55 2 61h2c8-26 17-43 27-53 10-9 25-14 44-14 6 0 13 1 20 3v45c-7-2-16-2-27-2-21 0-36 9-47 27s-16 44-16 77v155zM3168 410v-189c0-20-2-35-6-46s-10-20-18-24c-9-5-21-8-38-8-24 0-42 9-56 26-14 16-21 39-21 68v173h-49v-235c0-35-1-56-2-64h47c0 1 0 3 1 7 0 4 0 9 0 14s1 15 1 31h1c11-22 25-37 39-45 15-8 34-13 56-13 33 0 57 8 72 25 15 16 23 44 23 81v199zM3545 261c0 52-12 91-35 116-23 26-56 39-100 39s-77-14-99-40c-22-27-33-65-33-115 0-103 44-156 134-156 45 0 79 13 100 38 22 26 33 65 33 118zM3492 261c0-41-6-71-18-90-12-20-33-29-62-29s-50 9-63 29c-12 19-19 49-19 90 0 39 6 68 19 88s33 30 61 30c29 0 51-10 63-29 13-19 19-49 19-89zM3654 111v190c0 19 2 35 6 45 4 11 10 19 19 24 8 5 20 7 37 7 24 0 43-8 56-25 14-16 21-39 21-68v-173h50v235c0 35 0 56 1 64h-46c-1-1-1-4-1-8s-1-8-1-13c0-6 0-16-1-30h-1c-11 20-24 35-39 44-15 8-34 13-56 13-33 0-57-9-72-25s-22-43-22-81v-199zM4144 327c0 29-10 50-32 66-21 15-50 23-90 23-37 0-65-7-86-19-20-12-33-31-39-57l44-9c4 16 13 28 26 36 14 7 32 11 55 11 26 0 45-4 57-12 11-8 17-19 17-35 0-12-4-21-12-28-8-8-21-14-39-19l-37-9c-28-7-48-15-60-22-13-6-22-15-29-25s-10-23-10-37c0-28 10-49 29-64 20-14 48-21 85-21 34 0 60 6 79 17 20 12 32 30 37 57l-44 6c-3-14-11-24-23-32-12-7-28-11-49-11-22 0-39 4-50 11-10 7-16 18-16 32 0 8 3 15 7 21 4 5 11 10 20 14 8 4 26 9 55 15 26 7 45 13 57 19s21 12 27 19c7 6 12 14 16 23 3 9 5 19 5 30zM4360 410v-229c0-21 0-45-1-70h46c2 34 3 55 3 61h1c8-26 17-43 27-53 11-9 25-14 44-14 6 0 13 1 20 3v45c-7-2-16-2-27-2-20 0-36 9-47 27s-16 44-16 77v155zM4585 271c0 34 7 61 21 79 15 19 35 28 62 28 22 0 39-4 52-13 13-8 22-19 27-33l43 13c-18 47-58 71-122 71-44 0-77-14-100-40s-35-65-35-117c0-49 12-87 35-114s56-40 99-40c87 0 131 54 131 160v6zM4747 233c-3-31-11-54-24-69s-32-22-57-22c-24 0-43 8-57 25-15 16-22 38-23 66zM4861 47v-47h49v47zM4910 447c0 28-5 49-16 61-11 13-28 19-50 19-14 0-26 0-35-2v-38l17 1c13 0 22-3 27-10 5-6 8-19 8-38v-329h49zM5238 261c0 52-11 91-34 116-23 26-56 39-100 39s-77-14-99-40c-22-27-33-65-33-115 0-103 44-156 134-156 45 0 79 13 100 38 22 26 32 65 32 118zM5186 261c0-41-6-71-18-90-12-20-33-29-62-29s-50 9-63 29c-13 19-19 49-19 90 0 39 6 68 19 88s33 30 60 30c30 0 51-10 64-29s19-49 19-89zM5300 47v-47h49v47zM5300 410v-299h49v299zM5614 410v-189c0-20-2-35-6-46-3-11-10-20-18-24-8-5-21-8-37-8-24 0-43 9-57 26-14 16-21 39-21 68v173h-49v-235c0-35-1-56-2-64h47c0 1 1 3 1 7s0 9 0 14c1 5 1 15 1 31h1c12-22 25-37 40-45s33-13 56-13c32 0 56 8 71 25 15 16 23 44 23 81v199zM5927 362c-9 19-22 33-37 41s-34 13-56 13c-38 0-65-13-83-38-18-26-27-64-27-116 0-104 37-157 110-157 22 0 41 4 56 13 16 8 28 21 37 40v-34-124h49v348c0 32 1 52 2 62h-47c-1-3-2-10-2-20-1-11-1-20-1-28zM5776 261c0 41 6 71 17 89s29 27 53 27c29 0 49-10 62-29 12-20 19-50 19-91 0-39-7-68-19-87-13-19-33-28-61-28-25 0-43 9-54 29-11 18-17 48-17 90zM6053 410v-229c0-21-1-45-2-70h47c2 34 2 55 2 61h2c8-26 17-43 27-53 10-9 25-14 44-14 6 0 13 1 19 3v45c-6-2-15-2-26-2-21 0-36 9-47 27s-16 44-16 77v155zM6278 271c0 34 7 61 21 79 14 19 35 28 62 28 22 0 39-4 52-13 13-8 22-19 26-33l44 13c-18 47-59 71-122 71-44 0-77-14-100-40s-35-65-35-117c0-49 12-87 35-114s56-40 99-40c87 0 131 54 131 160v6zM6439 233c-2-31-10-54-23-69s-33-22-58-22c-23 0-42 8-57 25-14 16-21 38-22 66z">
          <text:p/>
        </draw:path>
        <draw:polygon draw:style-name="gr3" draw:text-style-name="P3" draw:layer="layout" svg:width="8.854cm" svg:height="6.35cm" svg:x="28.222cm" svg:y="35.948cm" svg:viewBox="0 0 8855 6351" draw:points="0,6351 8855,6351 8855,0 0,0">
          <text:p/>
        </draw:polygon>
        <draw:polygon draw:style-name="gr1" draw:text-style-name="P1" draw:layer="layout" svg:width="8.854cm" svg:height="0.035cm" svg:x="28.222cm" svg:y="35.948cm" svg:viewBox="0 0 8855 36" draw:points="0,36 8855,36 8855,0 0,0">
          <text:p/>
        </draw:polygon>
        <draw:polygon draw:style-name="gr1" draw:text-style-name="P1" draw:layer="layout" svg:width="8.854cm" svg:height="0.037cm" svg:x="28.222cm" svg:y="42.262cm" svg:viewBox="0 0 8855 38" draw:points="0,38 8855,38 8855,0 0,0">
          <text:p/>
        </draw:polygon>
        <draw:polygon draw:style-name="gr1" draw:text-style-name="P1" draw:layer="layout" svg:width="0.035cm" svg:height="6.35cm" svg:x="28.222cm" svg:y="35.948cm" svg:viewBox="0 0 36 6351" draw:points="0,6351 36,6351 36,0 0,0">
          <text:p/>
        </draw:polygon>
        <draw:polygon draw:style-name="gr1" draw:text-style-name="P1" draw:layer="layout" svg:width="0.035cm" svg:height="6.35cm" svg:x="37.041cm" svg:y="35.948cm" svg:viewBox="0 0 36 6351" draw:points="0,6351 36,6351 36,0 0,0">
          <text:p/>
        </draw:polygon>
        <draw:path draw:style-name="gr1" draw:text-style-name="P1" draw:layer="layout" svg:width="4.755cm" svg:height="0.527cm" svg:x="30.289cm" svg:y="38.925cm" svg:viewBox="0 0 4756 528" svg:d="M0 48v-48h49v48zM0 410v-299h49v299zM299 410v-190c0-29-4-49-12-60s-22-16-43-16-38 8-50 24-18 39-18 68v174h-50v-236c0-34-1-55-2-63h47c1 1 1 3 1 7s0 9 1 14c0 6 0 15 0 30h2c10-21 22-36 36-44s31-12 51-12c22 0 40 4 53 13s23 23 28 43c10-20 23-34 38-43 14-9 32-13 53-13 30 0 52 8 65 24 14 16 21 43 21 80v200h-49v-190c0-29-4-49-12-60s-22-16-43-16-38 8-50 24-18 39-18 68v174zM672 416c-30 0-52-8-68-24-15-16-23-37-23-65 0-31 10-55 31-72s54-25 99-27l67-1v-16c0-24-5-42-15-52-11-11-27-16-49-16s-39 4-49 11c-10 8-16 20-18 36l-52-4c8-54 49-80 120-80 38 0 66 8 85 25s28 42 28 75v129c0 15 2 26 6 33 4 8 11 11 22 11 5 0 10 0 16-1v31c-12 2-25 4-38 4-19 0-32-5-40-15-9-9-13-25-14-45h-2c-13 23-28 39-44 48-17 10-38 15-62 15zM684 378c18 0 34-4 48-12s25-20 34-34c8-14 12-29 12-45v-24l-55 1c-23 1-40 3-52 7-13 5-22 12-28 21-7 9-10 21-10 36 0 16 4 28 13 37s22 13 38 13zM1023 528c-33 0-58-7-78-20-19-13-31-31-37-54l50-7c3 14 10 24 22 32 11 7 26 11 44 11 50 0 74-29 74-88v-47c-9 19-22 33-39 43-16 10-35 14-57 14-37 0-63-12-81-36-17-24-26-62-26-116 0-52 10-91 28-116 19-25 47-38 84-38 22 0 40 5 55 15 16 9 28 23 36 41h1c0-6 0-15 1-29s1-21 2-22h48c-2 10-2 30-2 62v228c0 85-42 127-125 127zM1098 260c0-24-3-45-10-63-6-17-16-31-28-40-11-9-25-14-41-14-25 0-43 9-55 28-12 18-17 48-17 89 0 42 5 71 16 89s29 27 56 27c15 0 29-5 41-14s22-23 28-40c7-17 10-37 10-62zM1261 271c0 34 7 61 22 79 14 19 34 28 62 28 21 0 39-4 51-13 13-8 22-19 27-32l43 12c-18 47-58 71-121 71-44 0-78-13-101-40-23-26-34-65-34-118 0-49 11-87 34-113s56-39 99-39c87 0 131 52 131 159v6zM1423 232c-3-31-11-54-24-68-13-15-32-22-57-22-24 0-43 8-57 24s-22 38-23 66zM1946 259c0 105-37 157-110 157-46 0-76-18-92-52h-2c1 1 1 17 1 47v117h-49v-356c0-31-1-51-2-61h48c0 1 1 3 1 8 0 4 1 11 1 20 0 10 1 16 1 20h1c9-18 20-32 35-41 14-8 33-12 57-12 37 0 65 12 83 36 18 25 27 64 27 117zM1894 260c0-42-6-71-17-89s-29-27-53-27c-20 0-36 4-47 12-11 9-19 22-25 39-6 18-9 40-9 70 0 39 6 67 19 86 12 19 33 28 61 28 25 0 43-9 54-27s17-49 17-92zM2260 260c0 53-12 92-35 117-23 26-56 39-100 39s-77-14-99-40c-22-27-33-65-33-116 0-103 45-154 134-154 45 0 79 12 100 37 22 25 33 64 33 117zM2207 260c0-41-6-71-18-90s-33-28-62-28-50 9-62 29c-13 19-20 48-20 89 0 40 7 70 19 89 13 20 33 30 61 30 29 0 51-10 63-29 13-19 19-49 19-90zM2369 111v190c0 20 2 35 6 46 4 10 10 18 19 23 8 5 21 7 37 7 24 0 43-8 57-24 13-17 20-39 20-68v-174h50v235c0 35 0 56 2 64h-47c-1-1-1-3-1-8 0-4-1-8-1-13s0-15-1-30h-1c-11 21-24 35-39 44-15 8-34 13-56 13-33 0-57-8-72-25-15-16-22-43-22-81v-199zM2636 410v-230c0-20-1-44-2-69h47c1 34 2 54 2 61h1c8-26 17-43 28-52 10-10 24-14 43-14 7 0 13 0 20 2v45c-7-1-15-2-26-2-21 0-37 9-48 26-10 18-16 44-16 77v156zM3017 259c0 40 6 70 19 89 12 19 31 29 56 29 18 0 32-5 44-15 12-9 20-24 22-44l50 3c-3 29-15 52-36 69s-47 26-78 26c-42 0-74-14-96-40s-33-65-33-116 11-89 33-115 54-39 95-39c31 0 56 7 76 23s33 38 38 65l-51 4c-3-16-9-30-20-39-10-10-25-15-45-15-26 0-45 9-56 26-12 18-18 47-18 89zM3514 260c0 53-12 92-35 117-23 26-56 39-100 39s-77-14-99-40c-22-27-33-65-33-116 0-103 45-154 134-154 45 0 79 12 100 37 22 25 33 64 33 117zM3461 260c0-41-6-71-18-90s-33-28-62-28-50 9-62 29c-13 19-20 48-20 89 0 40 7 70 19 89 13 20 33 30 61 30 29 0 51-10 63-29 13-19 19-49 19-90zM3764 410v-190c0-20-1-35-5-46s-10-19-19-23c-8-5-21-7-37-7-24 0-43 8-57 24s-20 39-20 68v174h-50v-236c0-34-1-55-2-63h47c1 1 1 3 1 7s0 9 1 14c0 6 0 15 0 30h1c12-21 25-35 40-44 15-8 33-12 56-12 33 0 56 8 71 24 16 16 23 43 23 80v200zM4003 408c-16 4-33 7-50 7-40 0-60-23-60-68v-200h-34v-36h37l14-67h33v67h55v36h-55v189c0 15 2 25 7 30 5 6 13 9 24 9 7 0 17-1 29-4zM4121 416c-30 0-52-8-67-24s-23-37-23-65c0-31 10-55 31-72 20-17 52-25 98-27l67-1v-16c0-24-5-42-15-52-11-11-27-16-49-16s-39 4-49 11c-10 8-16 20-18 36l-51-4c8-54 48-80 119-80 38 0 66 8 85 25s28 42 28 75v129c0 15 2 26 6 33 4 8 11 11 22 11 4 0 10 0 16-1v31c-12 2-25 4-38 4-19 0-32-5-40-15-9-9-13-25-14-45h-2c-13 23-28 39-44 48-17 10-38 15-62 15zM4133 378c18 0 34-4 48-12s25-20 34-34c8-14 12-29 12-45v-24l-55 1c-23 1-40 3-53 7-12 5-21 12-27 21-7 9-10 21-10 36 0 16 4 28 13 37s22 13 38 13zM4397 259c0 40 6 70 18 89 13 19 32 29 57 29 17 0 32-5 44-15 12-9 19-24 22-44l50 3c-4 29-16 52-36 69-21 17-47 26-79 26-42 0-73-14-95-40s-33-65-33-116 11-89 33-115 54-39 95-39c30 0 56 7 76 23s32 38 37 65l-50 4c-3-16-9-30-20-39-10-10-25-15-45-15-26 0-45 9-57 26-11 18-17 47-17 89zM4756 408c-17 4-33 7-51 7-39 0-59-23-59-68v-200h-34v-36h36l14-67h33v67h56v36h-56v189c0 15 3 25 8 30 4 6 12 9 24 9 7 0 16-1 29-4z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6.726cm" fo:page-height="49.14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document-statistic meta:object-count="109"/>
    <meta:generator>LibreOffice/7.0.1.2$Windows_X86_64 LibreOffice_project/7cbcfc562f6eb6708b5ff7d7397325de9e764452</meta:generator>
  </office:meta>
</office:document-meta>
</file>